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6mm"/>
    </style:style>
    <style:style style:name="co2" style:family="table-column">
      <style:table-column-properties fo:break-before="auto" style:column-width="12.77mm"/>
    </style:style>
    <style:style style:name="co3" style:family="table-column">
      <style:table-column-properties fo:break-before="auto" style:column-width="4.27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fo:background-color="#e6e6ff"/>
    </style:style>
    <style:style style:name="ce8" style:family="table-cell" style:parent-style-name="Default" style:data-style-name="N2"/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fo:background-color="#e6e6ff"/>
    </style:style>
    <style:style style:name="ce1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8"/>
        <table:table-column table:style-name="co5" table:default-cell-style-name="ce11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℃</text:p>
          </table:table-cell>
          <table:table-cell table:style-name="ce1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dn/dT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office:value-type="float" office:value="3389" calcext:value-type="float">
            <text:p>3389</text:p>
          </table:table-cell>
          <table:table-cell table:style-name="ce4"/>
          <table:table-cell office:value-type="float" office:value="-20" calcext:value-type="float">
            <text:p>-20</text:p>
          </table:table-cell>
          <table:table-cell table:style-name="ce5" table:formula="of:=[.$D2]+273.15" office:value-type="float" office:value="253.15" calcext:value-type="float">
            <text:p>253.15</text:p>
          </table:table-cell>
          <table:table-cell table:style-name="ce7" table:formula="of:=[.$B$3]*EXP([.$B$2]*((1/[.$E2]) - (1/298.15)))" office:value-type="float" office:value="75425.3304907053" calcext:value-type="float">
            <text:p>75425.33</text:p>
          </table:table-cell>
          <table:table-cell table:style-name="ce10" table:formula="of:=1024*[.$F2]/([.$B$4]+[.$F2])" office:value-type="float" office:value="960.338464899542" calcext:value-type="float">
            <text:p>960</text:p>
          </table:table-cell>
          <table:table-cell/>
          <table:table-cell>
            <draw:frame table:end-cell-address="Sheet1.O19" table:end-x="0.7mm" table:end-y="3.11mm" draw:z-index="0" draw:style-name="gr1" draw:text-style-name="P1" svg:width="126.68mm" svg:height="74.3mm" svg:x="9.48mm" svg:y="0.78mm">
              <loext:p draw:notify-on-update-of-ranges="Sheet1.D2:Sheet1.D87 Sheet1.D2:Sheet1.D87 Sheet1.G2:Sheet1.G8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1" office:value-type="string" calcext:value-type="string">
            <text:p>R0</text:p>
          </table:table-cell>
          <table:table-cell table:style-name="ce2" office:value-type="float" office:value="10000" calcext:value-type="float">
            <text:p>10000</text:p>
          </table:table-cell>
          <table:table-cell/>
          <table:table-cell office:value-type="float" office:value="-18" calcext:value-type="float">
            <text:p>-18</text:p>
          </table:table-cell>
          <table:table-cell table:style-name="ce5" table:formula="of:=[.$D3]+273.15" office:value-type="float" office:value="255.15" calcext:value-type="float">
            <text:p>255.15</text:p>
          </table:table-cell>
          <table:table-cell table:style-name="ce7" table:formula="of:=[.$B$3]*EXP([.$B$2]*((1/[.$E3]) - (1/298.15)))" office:value-type="float" office:value="67911.5625420913" calcext:value-type="float">
            <text:p>67911.56</text:p>
          </table:table-cell>
          <table:table-cell table:style-name="ce10" table:formula="of:=1024*[.$F3]/([.$B$4]+[.$F3])" office:value-type="float" office:value="953.777941639308" calcext:value-type="float">
            <text:p>954</text:p>
          </table:table-cell>
          <table:table-cell table:formula="of:=ABS(([.G3]-[.G2])/([.D3]-[.D2]))" office:value-type="float" office:value="3.28026163011691" calcext:value-type="float">
            <text:p>3.2802616301</text:p>
          </table:table-cell>
          <table:table-cell/>
        </table:table-row>
        <table:table-row table:style-name="ro2">
          <table:table-cell table:style-name="ce1" office:value-type="string" calcext:value-type="string">
            <text:p>R1</text:p>
          </table:table-cell>
          <table:table-cell table:style-name="ce3" office:value-type="float" office:value="5000" calcext:value-type="float">
            <text:p>5000</text:p>
          </table:table-cell>
          <table:table-cell/>
          <table:table-cell office:value-type="float" office:value="-16" calcext:value-type="float">
            <text:p>-16</text:p>
          </table:table-cell>
          <table:table-cell table:style-name="ce5" table:formula="of:=[.$D4]+273.15" office:value-type="float" office:value="257.15" calcext:value-type="float">
            <text:p>257.15</text:p>
          </table:table-cell>
          <table:table-cell table:style-name="ce7" table:formula="of:=[.$B$3]*EXP([.$B$2]*((1/[.$E4]) - (1/298.15)))" office:value-type="float" office:value="61246.1968220759" calcext:value-type="float">
            <text:p>61246.20</text:p>
          </table:table-cell>
          <table:table-cell table:style-name="ce10" table:formula="of:=1024*[.$F4]/([.$B$4]+[.$F4])" office:value-type="float" office:value="946.712544332903" calcext:value-type="float">
            <text:p>947</text:p>
          </table:table-cell>
          <table:table-cell table:formula="of:=ABS(([.G4]-[.G3])/([.D4]-[.D3]))" office:value-type="float" office:value="3.5326986532026" calcext:value-type="float">
            <text:p>3.5326986532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4" calcext:value-type="float">
            <text:p>-14</text:p>
          </table:table-cell>
          <table:table-cell table:style-name="ce5" table:formula="of:=[.$D5]+273.15" office:value-type="float" office:value="259.15" calcext:value-type="float">
            <text:p>259.15</text:p>
          </table:table-cell>
          <table:table-cell table:style-name="ce7" table:formula="of:=[.$B$3]*EXP([.$B$2]*((1/[.$E5]) - (1/298.15)))" office:value-type="float" office:value="55323.1648686895" calcext:value-type="float">
            <text:p>55323.16</text:p>
          </table:table-cell>
          <table:table-cell table:style-name="ce10" table:formula="of:=1024*[.$F5]/([.$B$4]+[.$F5])" office:value-type="float" office:value="939.123816677306" calcext:value-type="float">
            <text:p>939</text:p>
          </table:table-cell>
          <table:table-cell table:formula="of:=ABS(([.G5]-[.G4])/([.D5]-[.D4]))" office:value-type="float" office:value="3.79436382779841" calcext:value-type="float">
            <text:p>3.7943638278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2" calcext:value-type="float">
            <text:p>-12</text:p>
          </table:table-cell>
          <table:table-cell table:style-name="ce5" table:formula="of:=[.$D6]+273.15" office:value-type="float" office:value="261.15" calcext:value-type="float">
            <text:p>261.15</text:p>
          </table:table-cell>
          <table:table-cell table:style-name="ce7" table:formula="of:=[.$B$3]*EXP([.$B$2]*((1/[.$E6]) - (1/298.15)))" office:value-type="float" office:value="50050.8533295404" calcext:value-type="float">
            <text:p>50050.85</text:p>
          </table:table-cell>
          <table:table-cell table:style-name="ce10" table:formula="of:=1024*[.$F6]/([.$B$4]+[.$F6])" office:value-type="float" office:value="930.995083811851" calcext:value-type="float">
            <text:p>931</text:p>
          </table:table-cell>
          <table:table-cell table:formula="of:=ABS(([.G6]-[.G5])/([.D6]-[.D5]))" office:value-type="float" office:value="4.06436643272747" calcext:value-type="float">
            <text:p>4.0643664327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0" calcext:value-type="float">
            <text:p>-10</text:p>
          </table:table-cell>
          <table:table-cell table:style-name="ce5" table:formula="of:=[.$D7]+273.15" office:value-type="float" office:value="263.15" calcext:value-type="float">
            <text:p>263.15</text:p>
          </table:table-cell>
          <table:table-cell table:style-name="ce7" table:formula="of:=[.$B$3]*EXP([.$B$2]*((1/[.$E7]) - (1/298.15)))" office:value-type="float" office:value="45349.9808120251" calcext:value-type="float">
            <text:p>45349.98</text:p>
          </table:table-cell>
          <table:table-cell table:style-name="ce10" table:formula="of:=1024*[.$F7]/([.$B$4]+[.$F7])" office:value-type="float" office:value="922.311778526494" calcext:value-type="float">
            <text:p>922</text:p>
          </table:table-cell>
          <table:table-cell table:formula="of:=ABS(([.G7]-[.G6])/([.D7]-[.D6]))" office:value-type="float" office:value="4.34165264267853" calcext:value-type="float">
            <text:p>4.3416526427</text:p>
          </table:table-cell>
          <table:table-cell/>
        </table:table-row>
        <table:table-row table:style-name="ro2">
          <table:table-cell table:number-columns-repeated="3"/>
          <table:table-cell office:value-type="float" office:value="-8" calcext:value-type="float">
            <text:p>-8</text:p>
          </table:table-cell>
          <table:table-cell table:style-name="ce5" table:formula="of:=[.$D8]+273.15" office:value-type="float" office:value="265.15" calcext:value-type="float">
            <text:p>265.15</text:p>
          </table:table-cell>
          <table:table-cell table:style-name="ce7" table:formula="of:=[.$B$3]*EXP([.$B$2]*((1/[.$E8]) - (1/298.15)))" office:value-type="float" office:value="41151.8079293944" calcext:value-type="float">
            <text:p>41151.81</text:p>
          </table:table-cell>
          <table:table-cell table:style-name="ce10" table:formula="of:=1024*[.$F8]/([.$B$4]+[.$F8])" office:value-type="float" office:value="913.061767464606" calcext:value-type="float">
            <text:p>913</text:p>
          </table:table-cell>
          <table:table-cell table:formula="of:=ABS(([.G8]-[.G7])/([.D8]-[.D7]))" office:value-type="float" office:value="4.6250055309439" calcext:value-type="float">
            <text:p>4.6250055309</text:p>
          </table:table-cell>
          <table:table-cell/>
        </table:table-row>
        <table:table-row table:style-name="ro2">
          <table:table-cell table:number-columns-repeated="3"/>
          <table:table-cell office:value-type="float" office:value="-6" calcext:value-type="float">
            <text:p>-6</text:p>
          </table:table-cell>
          <table:table-cell table:style-name="ce5" table:formula="of:=[.$D9]+273.15" office:value-type="float" office:value="267.15" calcext:value-type="float">
            <text:p>267.15</text:p>
          </table:table-cell>
          <table:table-cell table:style-name="ce7" table:formula="of:=[.$B$3]*EXP([.$B$2]*((1/[.$E9]) - (1/298.15)))" office:value-type="float" office:value="37396.6250551224" calcext:value-type="float">
            <text:p>37396.63</text:p>
          </table:table-cell>
          <table:table-cell table:style-name="ce10" table:formula="of:=1024*[.$F9]/([.$B$4]+[.$F9])" office:value-type="float" office:value="903.235670449165" calcext:value-type="float">
            <text:p>903</text:p>
          </table:table-cell>
          <table:table-cell table:formula="of:=ABS(([.G9]-[.G8])/([.D9]-[.D8]))" office:value-type="float" office:value="4.91304850772059" calcext:value-type="float">
            <text:p>4.9130485077</text:p>
          </table:table-cell>
          <table:table-cell/>
        </table:table-row>
        <table:table-row table:style-name="ro2">
          <table:table-cell table:number-columns-repeated="3"/>
          <table:table-cell office:value-type="float" office:value="-4" calcext:value-type="float">
            <text:p>-4</text:p>
          </table:table-cell>
          <table:table-cell table:style-name="ce5" table:formula="of:=[.$D10]+273.15" office:value-type="float" office:value="269.15" calcext:value-type="float">
            <text:p>269.15</text:p>
          </table:table-cell>
          <table:table-cell table:style-name="ce7" table:formula="of:=[.$B$3]*EXP([.$B$2]*((1/[.$E10]) - (1/298.15)))" office:value-type="float" office:value="34032.4720488298" calcext:value-type="float">
            <text:p>34032.47</text:p>
          </table:table-cell>
          <table:table-cell table:style-name="ce10" table:formula="of:=1024*[.$F10]/([.$B$4]+[.$F10])" office:value-type="float" office:value="892.827165402313" calcext:value-type="float">
            <text:p>893</text:p>
          </table:table-cell>
          <table:table-cell table:formula="of:=ABS(([.G10]-[.G9])/([.D10]-[.D9]))" office:value-type="float" office:value="5.20425252342602" calcext:value-type="float">
            <text:p>5.2042525234</text:p>
          </table:table-cell>
          <table:table-cell/>
        </table:table-row>
        <table:table-row table:style-name="ro2">
          <table:table-cell table:number-columns-repeated="3"/>
          <table:table-cell office:value-type="float" office:value="-2" calcext:value-type="float">
            <text:p>-2</text:p>
          </table:table-cell>
          <table:table-cell table:style-name="ce5" table:formula="of:=[.$D11]+273.15" office:value-type="float" office:value="271.15" calcext:value-type="float">
            <text:p>271.15</text:p>
          </table:table-cell>
          <table:table-cell table:style-name="ce7" table:formula="of:=[.$B$3]*EXP([.$B$2]*((1/[.$E11]) - (1/298.15)))" office:value-type="float" office:value="31014.0521680535" calcext:value-type="float">
            <text:p>31014.05</text:p>
          </table:table-cell>
          <table:table-cell table:style-name="ce10" table:formula="of:=1024*[.$F11]/([.$B$4]+[.$F11])" office:value-type="float" office:value="881.83327085471" calcext:value-type="float">
            <text:p>882</text:p>
          </table:table-cell>
          <table:table-cell table:formula="of:=ABS(([.G11]-[.G10])/([.D11]-[.D10]))" office:value-type="float" office:value="5.49694727380131" calcext:value-type="float">
            <text:p>5.4969472738</text:p>
          </table:table-cell>
          <table:table-cell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formula="of:=[.$D12]+273.15" office:value-type="float" office:value="273.15" calcext:value-type="float">
            <text:p>273.15</text:p>
          </table:table-cell>
          <table:table-cell table:style-name="ce7" table:formula="of:=[.$B$3]*EXP([.$B$2]*((1/[.$E12]) - (1/298.15)))" office:value-type="float" office:value="28301.8088789813" calcext:value-type="float">
            <text:p>28301.81</text:p>
          </table:table-cell>
          <table:table-cell table:style-name="ce10" table:formula="of:=1024*[.$F12]/([.$B$4]+[.$F12])" office:value-type="float" office:value="870.254597802598" calcext:value-type="float">
            <text:p>870</text:p>
          </table:table-cell>
          <table:table-cell table:formula="of:=ABS(([.G12]-[.G11])/([.D12]-[.D11]))" office:value-type="float" office:value="5.78933652605622" calcext:value-type="float">
            <text:p>5.789336526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formula="of:=[.$D13]+273.15" office:value-type="float" office:value="275.15" calcext:value-type="float">
            <text:p>275.15</text:p>
          </table:table-cell>
          <table:table-cell table:style-name="ce7" table:formula="of:=[.$B$3]*EXP([.$B$2]*((1/[.$E13]) - (1/298.15)))" office:value-type="float" office:value="25861.1396034421" calcext:value-type="float">
            <text:p>25861.14</text:p>
          </table:table-cell>
          <table:table-cell table:style-name="ce10" table:formula="of:=1024*[.$F13]/([.$B$4]+[.$F13])" office:value-type="float" office:value="858.095562711205" calcext:value-type="float">
            <text:p>858</text:p>
          </table:table-cell>
          <table:table-cell table:formula="of:=ABS(([.G13]-[.G12])/([.D13]-[.D12]))" office:value-type="float" office:value="6.07951754569621" calcext:value-type="float">
            <text:p>6.0795175457</text:p>
          </table:table-cell>
          <table:table-cell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formula="of:=[.$D14]+273.15" office:value-type="float" office:value="277.15" calcext:value-type="float">
            <text:p>277.15</text:p>
          </table:table-cell>
          <table:table-cell table:style-name="ce7" table:formula="of:=[.$B$3]*EXP([.$B$2]*((1/[.$E14]) - (1/298.15)))" office:value-type="float" office:value="23661.7248112072" calcext:value-type="float">
            <text:p>23661.72</text:p>
          </table:table-cell>
          <table:table-cell table:style-name="ce10" table:formula="of:=1024*[.$F14]/([.$B$4]+[.$F14])" office:value-type="float" office:value="845.36455381785" calcext:value-type="float">
            <text:p>845</text:p>
          </table:table-cell>
          <table:table-cell table:formula="of:=ABS(([.G14]-[.G13])/([.D14]-[.D13]))" office:value-type="float" office:value="6.36550444667768" calcext:value-type="float">
            <text:p>6.3655044467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formula="of:=[.$D15]+273.15" office:value-type="float" office:value="279.15" calcext:value-type="float">
            <text:p>279.15</text:p>
          </table:table-cell>
          <table:table-cell table:style-name="ce7" table:formula="of:=[.$B$3]*EXP([.$B$2]*((1/[.$E15]) - (1/298.15)))" office:value-type="float" office:value="21676.954464389" calcext:value-type="float">
            <text:p>21676.95</text:p>
          </table:table-cell>
          <table:table-cell table:style-name="ce10" table:formula="of:=1024*[.$F15]/([.$B$4]+[.$F15])" office:value-type="float" office:value="832.07404357815" calcext:value-type="float">
            <text:p>832</text:p>
          </table:table-cell>
          <table:table-cell table:formula="of:=ABS(([.G15]-[.G14])/([.D15]-[.D14]))" office:value-type="float" office:value="6.64525511984994" calcext:value-type="float">
            <text:p>6.6452551198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5" table:formula="of:=[.$D16]+273.15" office:value-type="float" office:value="281.15" calcext:value-type="float">
            <text:p>281.15</text:p>
          </table:table-cell>
          <table:table-cell table:style-name="ce7" table:formula="of:=[.$B$3]*EXP([.$B$2]*((1/[.$E16]) - (1/298.15)))" office:value-type="float" office:value="19883.4367879288" calcext:value-type="float">
            <text:p>19883.44</text:p>
          </table:table-cell>
          <table:table-cell table:style-name="ce10" table:formula="of:=1024*[.$F16]/([.$B$4]+[.$F16])" office:value-type="float" office:value="818.24064112865" calcext:value-type="float">
            <text:p>818</text:p>
          </table:table-cell>
          <table:table-cell table:formula="of:=ABS(([.G16]-[.G15])/([.D16]-[.D15]))" office:value-type="float" office:value="6.91670122475011" calcext:value-type="float">
            <text:p>6.916701224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style-name="ce5" table:formula="of:=[.$D17]+273.15" office:value-type="float" office:value="283.15" calcext:value-type="float">
            <text:p>283.15</text:p>
          </table:table-cell>
          <table:table-cell table:style-name="ce7" table:formula="of:=[.$B$3]*EXP([.$B$2]*((1/[.$E17]) - (1/298.15)))" office:value-type="float" office:value="18260.5767926122" calcext:value-type="float">
            <text:p>18260.58</text:p>
          </table:table-cell>
          <table:table-cell table:style-name="ce10" table:formula="of:=1024*[.$F17]/([.$B$4]+[.$F17])" office:value-type="float" office:value="803.885079993968" calcext:value-type="float">
            <text:p>804</text:p>
          </table:table-cell>
          <table:table-cell table:formula="of:=ABS(([.G17]-[.G16])/([.D17]-[.D16]))" office:value-type="float" office:value="7.17778056734096" calcext:value-type="float">
            <text:p>7.177780567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style-name="ce5" table:formula="of:=[.$D18]+273.15" office:value-type="float" office:value="285.15" calcext:value-type="float">
            <text:p>285.15</text:p>
          </table:table-cell>
          <table:table-cell table:style-name="ce7" table:formula="of:=[.$B$3]*EXP([.$B$2]*((1/[.$E18]) - (1/298.15)))" office:value-type="float" office:value="16790.2140082887" calcext:value-type="float">
            <text:p>16790.21</text:p>
          </table:table-cell>
          <table:table-cell table:style-name="ce10" table:formula="of:=1024*[.$F18]/([.$B$4]+[.$F18])" office:value-type="float" office:value="789.032137910512" calcext:value-type="float">
            <text:p>789</text:p>
          </table:table-cell>
          <table:table-cell table:formula="of:=ABS(([.G18]-[.G17])/([.D18]-[.D17]))" office:value-type="float" office:value="7.42647104172772" calcext:value-type="float">
            <text:p>7.426471041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style-name="ce5" table:formula="of:=[.$D19]+273.15" office:value-type="float" office:value="287.15" calcext:value-type="float">
            <text:p>287.15</text:p>
          </table:table-cell>
          <table:table-cell table:style-name="ce7" table:formula="of:=[.$B$3]*EXP([.$B$2]*((1/[.$E19]) - (1/298.15)))" office:value-type="float" office:value="15456.3105708191" calcext:value-type="float">
            <text:p>15456.31</text:p>
          </table:table-cell>
          <table:table-cell table:style-name="ce10" table:formula="of:=1024*[.$F19]/([.$B$4]+[.$F19])" office:value-type="float" office:value="773.71048751559" calcext:value-type="float">
            <text:p>774</text:p>
          </table:table-cell>
          <table:table-cell table:formula="of:=ABS(([.G19]-[.G18])/([.D19]-[.D18]))" office:value-type="float" office:value="7.66082519746135" calcext:value-type="float">
            <text:p>7.6608251975</text:p>
          </table:table-cell>
          <table:table-cell>
            <draw:frame table:end-cell-address="Sheet1.O35" table:end-x="0.7mm" table:end-y="3.91mm" draw:z-index="1" draw:style-name="gr1" draw:text-style-name="P1" svg:width="126.68mm" svg:height="74.3mm" svg:x="9.48mm" svg:y="1.85mm">
              <loext:p draw:notify-on-update-of-ranges="Sheet1.D3:Sheet1.D87 Sheet1.H3:Sheet1.H8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style-name="ce5" table:formula="of:=[.$D20]+273.15" office:value-type="float" office:value="289.15" calcext:value-type="float">
            <text:p>289.15</text:p>
          </table:table-cell>
          <table:table-cell table:style-name="ce7" table:formula="of:=[.$B$3]*EXP([.$B$2]*((1/[.$E20]) - (1/298.15)))" office:value-type="float" office:value="14244.6822082959" calcext:value-type="float">
            <text:p>14244.68</text:p>
          </table:table-cell>
          <table:table-cell table:style-name="ce10" table:formula="of:=1024*[.$F20]/([.$B$4]+[.$F20])" office:value-type="float" office:value="757.952478685624" calcext:value-type="float">
            <text:p>758</text:p>
          </table:table-cell>
          <table:table-cell table:formula="of:=ABS(([.G20]-[.G19])/([.D20]-[.D19]))" office:value-type="float" office:value="7.879004414983" calcext:value-type="float">
            <text:p>7.87900441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style-name="ce5" table:formula="of:=[.$D21]+273.15" office:value-type="float" office:value="291.15" calcext:value-type="float">
            <text:p>291.15</text:p>
          </table:table-cell>
          <table:table-cell table:style-name="ce7" table:formula="of:=[.$B$3]*EXP([.$B$2]*((1/[.$E21]) - (1/298.15)))" office:value-type="float" office:value="13142.7658403695" calcext:value-type="float">
            <text:p>13142.77</text:p>
          </table:table-cell>
          <table:table-cell table:style-name="ce10" table:formula="of:=1024*[.$F21]/([.$B$4]+[.$F21])" office:value-type="float" office:value="741.793855410542" calcext:value-type="float">
            <text:p>742</text:p>
          </table:table-cell>
          <table:table-cell table:formula="of:=ABS(([.G21]-[.G20])/([.D21]-[.D20]))" office:value-type="float" office:value="8.07931163754108" calcext:value-type="float">
            <text:p>8.0793116375</text:p>
          </table:table-cell>
          <table:table-cell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style-name="ce5" table:formula="of:=[.$D22]+273.15" office:value-type="float" office:value="293.15" calcext:value-type="float">
            <text:p>293.15</text:p>
          </table:table-cell>
          <table:table-cell table:style-name="ce7" table:formula="of:=[.$B$3]*EXP([.$B$2]*((1/[.$E22]) - (1/298.15)))" office:value-type="float" office:value="12139.418479935" calcext:value-type="float">
            <text:p>12139.42</text:p>
          </table:table-cell>
          <table:table-cell table:style-name="ce10" table:formula="of:=1024*[.$F22]/([.$B$4]+[.$F22])" office:value-type="float" office:value="725.273412164249" calcext:value-type="float">
            <text:p>725</text:p>
          </table:table-cell>
          <table:table-cell table:formula="of:=ABS(([.G22]-[.G21])/([.D22]-[.D21]))" office:value-type="float" office:value="8.26022162314638" calcext:value-type="float">
            <text:p>8.260221623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style-name="ce5" table:formula="of:=[.$D23]+273.15" office:value-type="float" office:value="295.15" calcext:value-type="float">
            <text:p>295.15</text:p>
          </table:table-cell>
          <table:table-cell table:style-name="ce7" table:formula="of:=[.$B$3]*EXP([.$B$2]*((1/[.$E23]) - (1/298.15)))" office:value-type="float" office:value="11224.742942388" calcext:value-type="float">
            <text:p>11224.74</text:p>
          </table:table-cell>
          <table:table-cell table:style-name="ce10" table:formula="of:=1024*[.$F23]/([.$B$4]+[.$F23])" office:value-type="float" office:value="708.43259667161" calcext:value-type="float">
            <text:p>708</text:p>
          </table:table-cell>
          <table:table-cell table:formula="of:=ABS(([.G23]-[.G22])/([.D23]-[.D22]))" office:value-type="float" office:value="8.42040774631931" calcext:value-type="float">
            <text:p>8.4204077463</text:p>
          </table:table-cell>
          <table:table-cell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style-name="ce5" table:formula="of:=[.$D24]+273.15" office:value-type="float" office:value="297.15" calcext:value-type="float">
            <text:p>297.15</text:p>
          </table:table-cell>
          <table:table-cell table:style-name="ce7" table:formula="of:=[.$B$3]*EXP([.$B$2]*((1/[.$E24]) - (1/298.15)))" office:value-type="float" office:value="10389.9365514914" calcext:value-type="float">
            <text:p>10389.94</text:p>
          </table:table-cell>
          <table:table-cell table:style-name="ce10" table:formula="of:=1024*[.$F24]/([.$B$4]+[.$F24])" office:value-type="float" office:value="691.31506768273" calcext:value-type="float">
            <text:p>691</text:p>
          </table:table-cell>
          <table:table-cell table:formula="of:=ABS(([.G24]-[.G23])/([.D24]-[.D23]))" office:value-type="float" office:value="8.55876449444025" calcext:value-type="float">
            <text:p>8.5587644944</text:p>
          </table:table-cell>
          <table:table-cell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style-name="ce5" table:formula="of:=[.$D25]+273.15" office:value-type="float" office:value="299.15" calcext:value-type="float">
            <text:p>299.15</text:p>
          </table:table-cell>
          <table:table-cell table:style-name="ce7" table:formula="of:=[.$B$3]*EXP([.$B$2]*((1/[.$E25]) - (1/298.15)))" office:value-type="float" office:value="9627.15960505873" calcext:value-type="float">
            <text:p>9627.16</text:p>
          </table:table-cell>
          <table:table-cell table:style-name="ce10" table:formula="of:=1024*[.$F25]/([.$B$4]+[.$F25])" office:value-type="float" office:value="673.966217759101" calcext:value-type="float">
            <text:p>674</text:p>
          </table:table-cell>
          <table:table-cell table:formula="of:=ABS(([.G25]-[.G24])/([.D25]-[.D24]))" office:value-type="float" office:value="8.67442496181428" calcext:value-type="float">
            <text:p>8.6744249618</text:p>
          </table:table-cell>
          <table:table-cell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style-name="ce5" table:formula="of:=[.$D26]+273.15" office:value-type="float" office:value="301.15" calcext:value-type="float">
            <text:p>301.15</text:p>
          </table:table-cell>
          <table:table-cell table:style-name="ce7" table:formula="of:=[.$B$3]*EXP([.$B$2]*((1/[.$E26]) - (1/298.15)))" office:value-type="float" office:value="8929.42084662128" calcext:value-type="float">
            <text:p>8929.42</text:p>
          </table:table-cell>
          <table:table-cell table:style-name="ce10" table:formula="of:=1024*[.$F26]/([.$B$4]+[.$F26])" office:value-type="float" office:value="656.432672084719" calcext:value-type="float">
            <text:p>656</text:p>
          </table:table-cell>
          <table:table-cell table:formula="of:=ABS(([.G26]-[.G25])/([.D26]-[.D25]))" office:value-type="float" office:value="8.76677283719124" calcext:value-type="float">
            <text:p>8.7667728372</text:p>
          </table:table-cell>
          <table:table-cell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style-name="ce5" table:formula="of:=[.$D27]+273.15" office:value-type="float" office:value="303.15" calcext:value-type="float">
            <text:p>303.15</text:p>
          </table:table-cell>
          <table:table-cell table:style-name="ce7" table:formula="of:=[.$B$3]*EXP([.$B$2]*((1/[.$E27]) - (1/298.15)))" office:value-type="float" office:value="8290.4775961997" calcext:value-type="float">
            <text:p>8290.48</text:p>
          </table:table-cell>
          <table:table-cell table:style-name="ce10" table:formula="of:=1024*[.$F27]/([.$B$4]+[.$F27])" office:value-type="float" office:value="638.76177489182" calcext:value-type="float">
            <text:p>639</text:p>
          </table:table-cell>
          <table:table-cell table:formula="of:=ABS(([.G27]-[.G26])/([.D27]-[.D26]))" office:value-type="float" office:value="8.83544859644923" calcext:value-type="float">
            <text:p>8.8354485964</text:p>
          </table:table-cell>
          <table:table-cell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style-name="ce5" table:formula="of:=[.$D28]+273.15" office:value-type="float" office:value="305.15" calcext:value-type="float">
            <text:p>305.15</text:p>
          </table:table-cell>
          <table:table-cell table:style-name="ce7" table:formula="of:=[.$B$3]*EXP([.$B$2]*((1/[.$E28]) - (1/298.15)))" office:value-type="float" office:value="7704.74853682541" calcext:value-type="float">
            <text:p>7704.75</text:p>
          </table:table-cell>
          <table:table-cell table:style-name="ce10" table:formula="of:=1024*[.$F28]/([.$B$4]+[.$F28])" office:value-type="float" office:value="621.00107521535" calcext:value-type="float">
            <text:p>621</text:p>
          </table:table-cell>
          <table:table-cell table:formula="of:=ABS(([.G28]-[.G27])/([.D28]-[.D27]))" office:value-type="float" office:value="8.88034983823525" calcext:value-type="float">
            <text:p>8.8803498382</text:p>
          </table:table-cell>
          <table:table-cell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table:style-name="ce5" table:formula="of:=[.$D29]+273.15" office:value-type="float" office:value="307.15" calcext:value-type="float">
            <text:p>307.15</text:p>
          </table:table-cell>
          <table:table-cell table:style-name="ce7" table:formula="of:=[.$B$3]*EXP([.$B$2]*((1/[.$E29]) - (1/298.15)))" office:value-type="float" office:value="7167.23744391922" calcext:value-type="float">
            <text:p>7167.24</text:p>
          </table:table-cell>
          <table:table-cell table:style-name="ce10" table:formula="of:=1024*[.$F29]/([.$B$4]+[.$F29])" office:value-type="float" office:value="603.197823367965" calcext:value-type="float">
            <text:p>603</text:p>
          </table:table-cell>
          <table:table-cell table:formula="of:=ABS(([.G29]-[.G28])/([.D29]-[.D28]))" office:value-type="float" office:value="8.90162592369217" calcext:value-type="float">
            <text:p>8.9016259237</text:p>
          </table:table-cell>
          <table:table-cell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table:style-name="ce5" table:formula="of:=[.$D30]+273.15" office:value-type="float" office:value="309.15" calcext:value-type="float">
            <text:p>309.15</text:p>
          </table:table-cell>
          <table:table-cell table:style-name="ce7" table:formula="of:=[.$B$3]*EXP([.$B$2]*((1/[.$E30]) - (1/298.15)))" office:value-type="float" office:value="6673.46639065605" calcext:value-type="float">
            <text:p>6673.47</text:p>
          </table:table-cell>
          <table:table-cell table:style-name="ce10" table:formula="of:=1024*[.$F30]/([.$B$4]+[.$F30])" office:value-type="float" office:value="585.398488790076" calcext:value-type="float">
            <text:p>585</text:p>
          </table:table-cell>
          <table:table-cell table:formula="of:=ABS(([.G30]-[.G29])/([.D30]-[.D29]))" office:value-type="float" office:value="8.89966728894467" calcext:value-type="float">
            <text:p>8.8996672889</text:p>
          </table:table-cell>
          <table:table-cell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table:style-name="ce5" table:formula="of:=[.$D31]+273.15" office:value-type="float" office:value="311.15" calcext:value-type="float">
            <text:p>311.15</text:p>
          </table:table-cell>
          <table:table-cell table:style-name="ce7" table:formula="of:=[.$B$3]*EXP([.$B$2]*((1/[.$E31]) - (1/298.15)))" office:value-type="float" office:value="6219.41717116378" calcext:value-type="float">
            <text:p>6219.42</text:p>
          </table:table-cell>
          <table:table-cell table:style-name="ce10" table:formula="of:=1024*[.$F31]/([.$B$4]+[.$F31])" office:value-type="float" office:value="567.648308830208" calcext:value-type="float">
            <text:p>568</text:p>
          </table:table-cell>
          <table:table-cell table:formula="of:=ABS(([.G31]-[.G30])/([.D31]-[.D30]))" office:value-type="float" office:value="8.87508997993422" calcext:value-type="float">
            <text:p>8.8750899799</text:p>
          </table:table-cell>
          <table:table-cell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table:formula="of:=[.$D32]+273.15" office:value-type="float" office:value="313.15" calcext:value-type="float">
            <text:p>313.15</text:p>
          </table:table-cell>
          <table:table-cell table:style-name="ce7" table:formula="of:=[.$B$3]*EXP([.$B$2]*((1/[.$E32]) - (1/298.15)))" office:value-type="float" office:value="5801.47986076676" calcext:value-type="float">
            <text:p>5801.48</text:p>
          </table:table-cell>
          <table:table-cell table:style-name="ce10" table:formula="of:=1024*[.$F32]/([.$B$4]+[.$F32])" office:value-type="float" office:value="549.990876620813" calcext:value-type="float">
            <text:p>550</text:p>
          </table:table-cell>
          <table:table-cell table:formula="of:=ABS(([.G32]-[.G31])/([.D32]-[.D31]))" office:value-type="float" office:value="8.82871610469755" calcext:value-type="float">
            <text:p>8.8287161047</text:p>
          </table:table-cell>
          <table:table-cell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table:style-name="ce5" table:formula="of:=[.$D33]+273.15" office:value-type="float" office:value="315.15" calcext:value-type="float">
            <text:p>315.15</text:p>
          </table:table-cell>
          <table:table-cell table:style-name="ce7" table:formula="of:=[.$B$3]*EXP([.$B$2]*((1/[.$E33]) - (1/298.15)))" office:value-type="float" office:value="5416.4075834422" calcext:value-type="float">
            <text:p>5416.41</text:p>
          </table:table-cell>
          <table:table-cell table:style-name="ce10" table:formula="of:=1024*[.$F33]/([.$B$4]+[.$F33])" office:value-type="float" office:value="532.467774615627" calcext:value-type="float">
            <text:p>532</text:p>
          </table:table-cell>
          <table:table-cell table:formula="of:=ABS(([.G33]-[.G32])/([.D33]-[.D32]))" office:value-type="float" office:value="8.76155100259257" calcext:value-type="float">
            <text:p>8.7615510026</text:p>
          </table:table-cell>
          <table:table-cell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table:style-name="ce5" table:formula="of:=[.$D34]+273.15" office:value-type="float" office:value="317.15" calcext:value-type="float">
            <text:p>317.15</text:p>
          </table:table-cell>
          <table:table-cell table:style-name="ce7" table:formula="of:=[.$B$3]*EXP([.$B$2]*((1/[.$E34]) - (1/298.15)))" office:value-type="float" office:value="5061.2766853427" calcext:value-type="float">
            <text:p>5061.28</text:p>
          </table:table-cell>
          <table:table-cell table:style-name="ce10" table:formula="of:=1024*[.$F34]/([.$B$4]+[.$F34])" office:value-type="float" office:value="515.118258634232" calcext:value-type="float">
            <text:p>515</text:p>
          </table:table-cell>
          <table:table-cell table:formula="of:=ABS(([.G34]-[.G33])/([.D34]-[.D33]))" office:value-type="float" office:value="8.67475799069791" calcext:value-type="float">
            <text:p>8.6747579907</text:p>
          </table:table-cell>
          <table:table-cell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 table:style-name="ce5" table:formula="of:=[.$D35]+273.15" office:value-type="float" office:value="319.15" calcext:value-type="float">
            <text:p>319.15</text:p>
          </table:table-cell>
          <table:table-cell table:style-name="ce7" table:formula="of:=[.$B$3]*EXP([.$B$2]*((1/[.$E35]) - (1/298.15)))" office:value-type="float" office:value="4733.45162310731" calcext:value-type="float">
            <text:p>4733.45</text:p>
          </table:table-cell>
          <table:table-cell table:style-name="ce10" table:formula="of:=1024*[.$F35]/([.$B$4]+[.$F35])" office:value-type="float" office:value="497.978995504013" calcext:value-type="float">
            <text:p>498</text:p>
          </table:table-cell>
          <table:table-cell table:formula="of:=ABS(([.G35]-[.G34])/([.D35]-[.D34]))" office:value-type="float" office:value="8.56963156510915" calcext:value-type="float">
            <text:p>8.5696315651</text:p>
          </table:table-cell>
          <table:table-cell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table:style-name="ce5" table:formula="of:=[.$D36]+273.15" office:value-type="float" office:value="321.15" calcext:value-type="float">
            <text:p>321.15</text:p>
          </table:table-cell>
          <table:table-cell table:style-name="ce7" table:formula="of:=[.$B$3]*EXP([.$B$2]*((1/[.$E36]) - (1/298.15)))" office:value-type="float" office:value="4430.55396962868" calcext:value-type="float">
            <text:p>4430.55</text:p>
          </table:table-cell>
          <table:table-cell table:style-name="ce10" table:formula="of:=1024*[.$F36]/([.$B$4]+[.$F36])" office:value-type="float" office:value="481.083855679202" calcext:value-type="float">
            <text:p>481</text:p>
          </table:table-cell>
          <table:table-cell table:formula="of:=ABS(([.G36]-[.G35])/([.D36]-[.D35]))" office:value-type="float" office:value="8.4475699124057" calcext:value-type="float">
            <text:p>8.4475699124</text:p>
          </table:table-cell>
          <table:table-cell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table:formula="of:=[.$D37]+273.15" office:value-type="float" office:value="323.15" calcext:value-type="float">
            <text:p>323.15</text:p>
          </table:table-cell>
          <table:table-cell table:style-name="ce7" table:formula="of:=[.$B$3]*EXP([.$B$2]*((1/[.$E37]) - (1/298.15)))" office:value-type="float" office:value="4150.43502039493" calcext:value-type="float">
            <text:p>4150.44</text:p>
          </table:table-cell>
          <table:table-cell table:style-name="ce10" table:formula="of:=1024*[.$F37]/([.$B$4]+[.$F37])" office:value-type="float" office:value="464.46376062031" calcext:value-type="float">
            <text:p>464</text:p>
          </table:table-cell>
          <table:table-cell table:formula="of:=ABS(([.G37]-[.G36])/([.D37]-[.D36]))" office:value-type="float" office:value="8.31004752944614" calcext:value-type="float">
            <text:p>8.3100475294</text:p>
          </table:table-cell>
          <table:table-cell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table:style-name="ce5" table:formula="of:=[.$D38]+273.15" office:value-type="float" office:value="325.15" calcext:value-type="float">
            <text:p>325.15</text:p>
          </table:table-cell>
          <table:table-cell table:style-name="ce7" table:formula="of:=[.$B$3]*EXP([.$B$2]*((1/[.$E38]) - (1/298.15)))" office:value-type="float" office:value="3891.15155251959" calcext:value-type="float">
            <text:p>3891.15</text:p>
          </table:table-cell>
          <table:table-cell table:style-name="ce10" table:formula="of:=1024*[.$F38]/([.$B$4]+[.$F38])" office:value-type="float" office:value="448.146583290543" calcext:value-type="float">
            <text:p>448</text:p>
          </table:table-cell>
          <table:table-cell table:formula="of:=ABS(([.G38]-[.G37])/([.D38]-[.D37]))" office:value-type="float" office:value="8.15858866488335" calcext:value-type="float">
            <text:p>8.1585886649</text:p>
          </table:table-cell>
          <table:table-cell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table:style-name="ce5" table:formula="of:=[.$D39]+273.15" office:value-type="float" office:value="327.15" calcext:value-type="float">
            <text:p>327.15</text:p>
          </table:table-cell>
          <table:table-cell table:style-name="ce7" table:formula="of:=[.$B$3]*EXP([.$B$2]*((1/[.$E39]) - (1/298.15)))" office:value-type="float" office:value="3650.94434782916" calcext:value-type="float">
            <text:p>3650.94</text:p>
          </table:table-cell>
          <table:table-cell table:style-name="ce10" table:formula="of:=1024*[.$F39]/([.$B$4]+[.$F39])" office:value-type="float" office:value="432.157098908538" calcext:value-type="float">
            <text:p>432</text:p>
          </table:table-cell>
          <table:table-cell table:formula="of:=ABS(([.G39]-[.G38])/([.D39]-[.D38]))" office:value-type="float" office:value="7.99474219100267" calcext:value-type="float">
            <text:p>7.994742191</text:p>
          </table:table-cell>
          <table:table-cell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table:style-name="ce5" table:formula="of:=[.$D40]+273.15" office:value-type="float" office:value="329.15" calcext:value-type="float">
            <text:p>329.15</text:p>
          </table:table-cell>
          <table:table-cell table:style-name="ce7" table:formula="of:=[.$B$3]*EXP([.$B$2]*((1/[.$E40]) - (1/298.15)))" office:value-type="float" office:value="3428.21914234208" calcext:value-type="float">
            <text:p>3428.22</text:p>
          </table:table-cell>
          <table:table-cell table:style-name="ce10" table:formula="of:=1024*[.$F40]/([.$B$4]+[.$F40])" office:value-type="float" office:value="416.51698211335" calcext:value-type="float">
            <text:p>417</text:p>
          </table:table-cell>
          <table:table-cell table:formula="of:=ABS(([.G40]-[.G39])/([.D40]-[.D39]))" office:value-type="float" office:value="7.82005839759381" calcext:value-type="float">
            <text:p>7.8200583976</text:p>
          </table:table-cell>
          <table:table-cell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 table:style-name="ce5" table:formula="of:=[.$D41]+273.15" office:value-type="float" office:value="331.15" calcext:value-type="float">
            <text:p>331.15</text:p>
          </table:table-cell>
          <table:table-cell table:style-name="ce7" table:formula="of:=[.$B$3]*EXP([.$B$2]*((1/[.$E41]) - (1/298.15)))" office:value-type="float" office:value="3221.52970836648" calcext:value-type="float">
            <text:p>3221.53</text:p>
          </table:table-cell>
          <table:table-cell table:style-name="ce10" table:formula="of:=1024*[.$F41]/([.$B$4]+[.$F41])" office:value-type="float" office:value="401.244845957349" calcext:value-type="float">
            <text:p>401</text:p>
          </table:table-cell>
          <table:table-cell table:formula="of:=ABS(([.G41]-[.G40])/([.D41]-[.D40]))" office:value-type="float" office:value="7.63606807800056" calcext:value-type="float">
            <text:p>7.636068078</text:p>
          </table:table-cell>
          <table:table-cell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table:formula="of:=[.$D42]+273.15" office:value-type="float" office:value="333.15" calcext:value-type="float">
            <text:p>333.15</text:p>
          </table:table-cell>
          <table:table-cell table:style-name="ce7" table:formula="of:=[.$B$3]*EXP([.$B$2]*((1/[.$E42]) - (1/298.15)))" office:value-type="float" office:value="3029.56281330077" calcext:value-type="float">
            <text:p>3029.56</text:p>
          </table:table-cell>
          <table:table-cell table:style-name="ce10" table:formula="of:=1024*[.$F42]/([.$B$4]+[.$F42])" office:value-type="float" office:value="386.356317641747" calcext:value-type="float">
            <text:p>386</text:p>
          </table:table-cell>
          <table:table-cell table:formula="of:=ABS(([.G42]-[.G41])/([.D42]-[.D41]))" office:value-type="float" office:value="7.44426415780112" calcext:value-type="float">
            <text:p>7.4442641578</text:p>
          </table:table-cell>
          <table:table-cell/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table:style-name="ce5" table:formula="of:=[.$D43]+273.15" office:value-type="float" office:value="335.15" calcext:value-type="float">
            <text:p>335.15</text:p>
          </table:table-cell>
          <table:table-cell table:style-name="ce7" table:formula="of:=[.$B$3]*EXP([.$B$2]*((1/[.$E43]) - (1/298.15)))" office:value-type="float" office:value="2851.12483191414" calcext:value-type="float">
            <text:p>2851.12</text:p>
          </table:table-cell>
          <table:table-cell table:style-name="ce10" table:formula="of:=1024*[.$F43]/([.$B$4]+[.$F43])" office:value-type="float" office:value="371.864145633293" calcext:value-type="float">
            <text:p>372</text:p>
          </table:table-cell>
          <table:table-cell table:formula="of:=ABS(([.G43]-[.G42])/([.D43]-[.D42]))" office:value-type="float" office:value="7.24608600422698" calcext:value-type="float">
            <text:p>7.2460860042</text:p>
          </table:table-cell>
          <table:table-cell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table:style-name="ce5" table:formula="of:=[.$D44]+273.15" office:value-type="float" office:value="337.15" calcext:value-type="float">
            <text:p>337.15</text:p>
          </table:table-cell>
          <table:table-cell table:style-name="ce7" table:formula="of:=[.$B$3]*EXP([.$B$2]*((1/[.$E44]) - (1/298.15)))" office:value-type="float" office:value="2685.12981715652" calcext:value-type="float">
            <text:p>2685.13</text:p>
          </table:table-cell>
          <table:table-cell table:style-name="ce10" table:formula="of:=1024*[.$F44]/([.$B$4]+[.$F44])" office:value-type="float" office:value="357.77833272641" calcext:value-type="float">
            <text:p>358</text:p>
          </table:table-cell>
          <table:table-cell table:formula="of:=ABS(([.G44]-[.G43])/([.D44]-[.D43]))" office:value-type="float" office:value="7.0429064534415" calcext:value-type="float">
            <text:p>7.0429064534</text:p>
          </table:table-cell>
          <table:table-cell/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style-name="ce5" table:formula="of:=[.$D45]+273.15" office:value-type="float" office:value="339.15" calcext:value-type="float">
            <text:p>339.15</text:p>
          </table:table-cell>
          <table:table-cell table:style-name="ce7" table:formula="of:=[.$B$3]*EXP([.$B$2]*((1/[.$E45]) - (1/298.15)))" office:value-type="float" office:value="2530.58885902824" calcext:value-type="float">
            <text:p>2530.59</text:p>
          </table:table-cell>
          <table:table-cell table:style-name="ce10" table:formula="of:=1024*[.$F45]/([.$B$4]+[.$F45])" office:value-type="float" office:value="344.106289714415" calcext:value-type="float">
            <text:p>344</text:p>
          </table:table-cell>
          <table:table-cell table:formula="of:=ABS(([.G45]-[.G44])/([.D45]-[.D44]))" office:value-type="float" office:value="6.83602150599725" calcext:value-type="float">
            <text:p>6.836021506</text:p>
          </table:table-cell>
          <table:table-cell/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table:style-name="ce5" table:formula="of:=[.$D46]+273.15" office:value-type="float" office:value="341.15" calcext:value-type="float">
            <text:p>341.15</text:p>
          </table:table-cell>
          <table:table-cell table:style-name="ce7" table:formula="of:=[.$B$3]*EXP([.$B$2]*((1/[.$E46]) - (1/298.15)))" office:value-type="float" office:value="2386.6005822652" calcext:value-type="float">
            <text:p>2386.60</text:p>
          </table:table-cell>
          <table:table-cell table:style-name="ce10" table:formula="of:=1024*[.$F46]/([.$B$4]+[.$F46])" office:value-type="float" office:value="330.853004575227" calcext:value-type="float">
            <text:p>331</text:p>
          </table:table-cell>
          <table:table-cell table:formula="of:=ABS(([.G46]-[.G45])/([.D46]-[.D45]))" office:value-type="float" office:value="6.62664256959391" calcext:value-type="float">
            <text:p>6.626642569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style-name="ce5" table:formula="of:=[.$D47]+273.15" office:value-type="float" office:value="343.15" calcext:value-type="float">
            <text:p>343.15</text:p>
          </table:table-cell>
          <table:table-cell table:style-name="ce7" table:formula="of:=[.$B$3]*EXP([.$B$2]*((1/[.$E47]) - (1/298.15)))" office:value-type="float" office:value="2252.3426520213" calcext:value-type="float">
            <text:p>2252.34</text:p>
          </table:table-cell>
          <table:table-cell table:style-name="ce10" table:formula="of:=1024*[.$F47]/([.$B$4]+[.$F47])" office:value-type="float" office:value="318.021222429003" calcext:value-type="float">
            <text:p>318</text:p>
          </table:table-cell>
          <table:table-cell table:formula="of:=ABS(([.G47]-[.G46])/([.D47]-[.D46]))" office:value-type="float" office:value="6.41589107311214" calcext:value-type="float">
            <text:p>6.4158910731</text:p>
          </table:table-cell>
          <table:table-cell/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table:style-name="ce5" table:formula="of:=[.$D48]+273.15" office:value-type="float" office:value="345.15" calcext:value-type="float">
            <text:p>345.15</text:p>
          </table:table-cell>
          <table:table-cell table:style-name="ce7" table:formula="of:=[.$B$3]*EXP([.$B$2]*((1/[.$E48]) - (1/298.15)))" office:value-type="float" office:value="2127.06417274599" calcext:value-type="float">
            <text:p>2127.06</text:p>
          </table:table-cell>
          <table:table-cell table:style-name="ce10" table:formula="of:=1024*[.$F48]/([.$B$4]+[.$F48])" office:value-type="float" office:value="305.611631956541" calcext:value-type="float">
            <text:p>306</text:p>
          </table:table-cell>
          <table:table-cell table:formula="of:=ABS(([.G48]-[.G47])/([.D48]-[.D47]))" office:value-type="float" office:value="6.20479523623121" calcext:value-type="float">
            <text:p>6.2047952362</text:p>
          </table:table-cell>
          <table:table-cell/>
        </table:table-row>
        <table:table-row table:style-name="ro2">
          <table:table-cell table:number-columns-repeated="3"/>
          <table:table-cell office:value-type="float" office:value="74" calcext:value-type="float">
            <text:p>74</text:p>
          </table:table-cell>
          <table:table-cell table:style-name="ce5" table:formula="of:=[.$D49]+273.15" office:value-type="float" office:value="347.15" calcext:value-type="float">
            <text:p>347.15</text:p>
          </table:table-cell>
          <table:table-cell table:style-name="ce7" table:formula="of:=[.$B$3]*EXP([.$B$2]*((1/[.$E49]) - (1/298.15)))" office:value-type="float" office:value="2010.07887939296" calcext:value-type="float">
            <text:p>2010.08</text:p>
          </table:table-cell>
          <table:table-cell table:style-name="ce10" table:formula="of:=1024*[.$F49]/([.$B$4]+[.$F49])" office:value-type="float" office:value="293.623054449372" calcext:value-type="float">
            <text:p>294</text:p>
          </table:table-cell>
          <table:table-cell table:formula="of:=ABS(([.G49]-[.G48])/([.D49]-[.D48]))" office:value-type="float" office:value="5.99428875358436" calcext:value-type="float">
            <text:p>5.994288753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table:style-name="ce5" table:formula="of:=[.$D50]+273.15" office:value-type="float" office:value="349.15" calcext:value-type="float">
            <text:p>349.15</text:p>
          </table:table-cell>
          <table:table-cell table:style-name="ce7" table:formula="of:=[.$B$3]*EXP([.$B$2]*((1/[.$E50]) - (1/298.15)))" office:value-type="float" office:value="1900.75903224085" calcext:value-type="float">
            <text:p>1900.76</text:p>
          </table:table-cell>
          <table:table-cell table:style-name="ce10" table:formula="of:=1024*[.$F50]/([.$B$4]+[.$F50])" office:value-type="float" office:value="282.052632170029" calcext:value-type="float">
            <text:p>282</text:p>
          </table:table-cell>
          <table:table-cell table:formula="of:=ABS(([.G50]-[.G49])/([.D50]-[.D49]))" office:value-type="float" office:value="5.78521113967167" calcext:value-type="float">
            <text:p>5.7852111397</text:p>
          </table:table-cell>
          <table:table-cell/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table:style-name="ce5" table:formula="of:=[.$D51]+273.15" office:value-type="float" office:value="351.15" calcext:value-type="float">
            <text:p>351.15</text:p>
          </table:table-cell>
          <table:table-cell table:style-name="ce7" table:formula="of:=[.$B$3]*EXP([.$B$2]*((1/[.$E51]) - (1/298.15)))" office:value-type="float" office:value="1798.52993720142" calcext:value-type="float">
            <text:p>1798.53</text:p>
          </table:table-cell>
          <table:table-cell table:style-name="ce10" table:formula="of:=1024*[.$F51]/([.$B$4]+[.$F51])" office:value-type="float" office:value="270.896013212583" calcext:value-type="float">
            <text:p>271</text:p>
          </table:table-cell>
          <table:table-cell table:formula="of:=ABS(([.G51]-[.G50])/([.D51]-[.D50]))" office:value-type="float" office:value="5.57830947872296" calcext:value-type="float">
            <text:p>5.5783094787</text:p>
          </table:table-cell>
          <table:table-cell/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table:formula="of:=[.$D52]+273.15" office:value-type="float" office:value="353.15" calcext:value-type="float">
            <text:p>353.15</text:p>
          </table:table-cell>
          <table:table-cell table:style-name="ce7" table:formula="of:=[.$B$3]*EXP([.$B$2]*((1/[.$E52]) - (1/298.15)))" office:value-type="float" office:value="1702.86502274386" calcext:value-type="float">
            <text:p>1702.87</text:p>
          </table:table-cell>
          <table:table-cell table:style-name="ce10" table:formula="of:=1024*[.$F52]/([.$B$4]+[.$F52])" office:value-type="float" office:value="260.147530551929" calcext:value-type="float">
            <text:p>260</text:p>
          </table:table-cell>
          <table:table-cell table:formula="of:=ABS(([.G52]-[.G51])/([.D52]-[.D51]))" office:value-type="float" office:value="5.37424133032695" calcext:value-type="float">
            <text:p>5.3742413303</text:p>
          </table:table-cell>
          <table:table-cell/>
        </table:table-row>
        <table:table-row table:style-name="ro2">
          <table:table-cell table:number-columns-repeated="3"/>
          <table:table-cell office:value-type="float" office:value="82" calcext:value-type="float">
            <text:p>82</text:p>
          </table:table-cell>
          <table:table-cell table:style-name="ce5" table:formula="of:=[.$D53]+273.15" office:value-type="float" office:value="355.15" calcext:value-type="float">
            <text:p>355.15</text:p>
          </table:table-cell>
          <table:table-cell table:style-name="ce7" table:formula="of:=[.$B$3]*EXP([.$B$2]*((1/[.$E53]) - (1/298.15)))" office:value-type="float" office:value="1613.281412655" calcext:value-type="float">
            <text:p>1613.28</text:p>
          </table:table-cell>
          <table:table-cell table:style-name="ce10" table:formula="of:=1024*[.$F53]/([.$B$4]+[.$F53])" office:value-type="float" office:value="249.80037344207" calcext:value-type="float">
            <text:p>250</text:p>
          </table:table-cell>
          <table:table-cell table:formula="of:=ABS(([.G53]-[.G52])/([.D53]-[.D52]))" office:value-type="float" office:value="5.17357855492929" calcext:value-type="float">
            <text:p>5.1735785549</text:p>
          </table:table-cell>
          <table:table-cell/>
        </table:table-row>
        <table:table-row table:style-name="ro2">
          <table:table-cell table:number-columns-repeated="3"/>
          <table:table-cell office:value-type="float" office:value="84" calcext:value-type="float">
            <text:p>84</text:p>
          </table:table-cell>
          <table:table-cell table:style-name="ce5" table:formula="of:=[.$D54]+273.15" office:value-type="float" office:value="357.15" calcext:value-type="float">
            <text:p>357.15</text:p>
          </table:table-cell>
          <table:table-cell table:style-name="ce7" table:formula="of:=[.$B$3]*EXP([.$B$2]*((1/[.$E54]) - (1/298.15)))" office:value-type="float" office:value="1529.33594093808" calcext:value-type="float">
            <text:p>1529.34</text:p>
          </table:table-cell>
          <table:table-cell table:style-name="ce10" table:formula="of:=1024*[.$F54]/([.$B$4]+[.$F54])" office:value-type="float" office:value="239.846749759302" calcext:value-type="float">
            <text:p>240</text:p>
          </table:table-cell>
          <table:table-cell table:formula="of:=ABS(([.G54]-[.G53])/([.D54]-[.D53]))" office:value-type="float" office:value="4.97681184138393" calcext:value-type="float">
            <text:p>4.9768118414</text:p>
          </table:table-cell>
          <table:table-cell/>
        </table:table-row>
        <table:table-row table:style-name="ro2">
          <table:table-cell table:number-columns-repeated="3"/>
          <table:table-cell office:value-type="float" office:value="86" calcext:value-type="float">
            <text:p>86</text:p>
          </table:table-cell>
          <table:table-cell table:style-name="ce5" table:formula="of:=[.$D55]+273.15" office:value-type="float" office:value="359.15" calcext:value-type="float">
            <text:p>359.15</text:p>
          </table:table-cell>
          <table:table-cell table:style-name="ce7" table:formula="of:=[.$B$3]*EXP([.$B$2]*((1/[.$E55]) - (1/298.15)))" office:value-type="float" office:value="1450.62156135968" calcext:value-type="float">
            <text:p>1450.62</text:p>
          </table:table-cell>
          <table:table-cell table:style-name="ce10" table:formula="of:=1024*[.$F55]/([.$B$4]+[.$F55])" office:value-type="float" office:value="230.278038279339" calcext:value-type="float">
            <text:p>230</text:p>
          </table:table-cell>
          <table:table-cell table:formula="of:=ABS(([.G55]-[.G54])/([.D55]-[.D54]))" office:value-type="float" office:value="4.78435573998173" calcext:value-type="float">
            <text:p>4.78435574</text:p>
          </table:table-cell>
          <table:table-cell/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table:style-name="ce5" table:formula="of:=[.$D56]+273.15" office:value-type="float" office:value="361.15" calcext:value-type="float">
            <text:p>361.15</text:p>
          </table:table-cell>
          <table:table-cell table:style-name="ce7" table:formula="of:=[.$B$3]*EXP([.$B$2]*((1/[.$E56]) - (1/298.15)))" office:value-type="float" office:value="1376.76410960086" calcext:value-type="float">
            <text:p>1376.76</text:p>
          </table:table-cell>
          <table:table-cell table:style-name="ce10" table:formula="of:=1024*[.$F56]/([.$B$4]+[.$F56])" office:value-type="float" office:value="221.084930224826" calcext:value-type="float">
            <text:p>221</text:p>
          </table:table-cell>
          <table:table-cell table:formula="of:=ABS(([.G56]-[.G55])/([.D56]-[.D55]))" office:value-type="float" office:value="4.59655402725642" calcext:value-type="float">
            <text:p>4.5965540273</text:p>
          </table:table-cell>
          <table:table-cell/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table:style-name="ce5" table:formula="of:=[.$D57]+273.15" office:value-type="float" office:value="363.15" calcext:value-type="float">
            <text:p>363.15</text:p>
          </table:table-cell>
          <table:table-cell table:style-name="ce7" table:formula="of:=[.$B$3]*EXP([.$B$2]*((1/[.$E57]) - (1/298.15)))" office:value-type="float" office:value="1307.41938075119" calcext:value-type="float">
            <text:p>1307.42</text:p>
          </table:table-cell>
          <table:table-cell table:style-name="ce10" table:formula="of:=1024*[.$F57]/([.$B$4]+[.$F57])" office:value-type="float" office:value="212.257559720053" calcext:value-type="float">
            <text:p>212</text:p>
          </table:table-cell>
          <table:table-cell table:formula="of:=ABS(([.G57]-[.G56])/([.D57]-[.D56]))" office:value-type="float" office:value="4.41368525238623" calcext:value-type="float">
            <text:p>4.4136852524</text:p>
          </table:table-cell>
          <table:table-cell/>
        </table:table-row>
        <table:table-row table:style-name="ro2">
          <table:table-cell table:number-columns-repeated="3"/>
          <table:table-cell office:value-type="float" office:value="92" calcext:value-type="float">
            <text:p>92</text:p>
          </table:table-cell>
          <table:table-cell table:style-name="ce5" table:formula="of:=[.$D58]+273.15" office:value-type="float" office:value="365.15" calcext:value-type="float">
            <text:p>365.15</text:p>
          </table:table-cell>
          <table:table-cell table:style-name="ce7" table:formula="of:=[.$B$3]*EXP([.$B$2]*((1/[.$E58]) - (1/298.15)))" office:value-type="float" office:value="1242.27048909025" calcext:value-type="float">
            <text:p>1242.27</text:p>
          </table:table-cell>
          <table:table-cell table:style-name="ce10" table:formula="of:=1024*[.$F58]/([.$B$4]+[.$F58])" office:value-type="float" office:value="203.785623043998" calcext:value-type="float">
            <text:p>204</text:p>
          </table:table-cell>
          <table:table-cell table:formula="of:=ABS(([.G58]-[.G57])/([.D58]-[.D57]))" office:value-type="float" office:value="4.23596833802795" calcext:value-type="float">
            <text:p>4.235968338</text:p>
          </table:table-cell>
          <table:table-cell/>
        </table:table-row>
        <table:table-row table:style-name="ro2">
          <table:table-cell table:number-columns-repeated="3"/>
          <table:table-cell office:value-type="float" office:value="94" calcext:value-type="float">
            <text:p>94</text:p>
          </table:table-cell>
          <table:table-cell table:style-name="ce5" table:formula="of:=[.$D59]+273.15" office:value-type="float" office:value="367.15" calcext:value-type="float">
            <text:p>367.15</text:p>
          </table:table-cell>
          <table:table-cell table:style-name="ce7" table:formula="of:=[.$B$3]*EXP([.$B$2]*((1/[.$E59]) - (1/298.15)))" office:value-type="float" office:value="1181.02548080283" calcext:value-type="float">
            <text:p>1181.03</text:p>
          </table:table-cell>
          <table:table-cell table:style-name="ce10" table:formula="of:=1024*[.$F59]/([.$B$4]+[.$F59])" office:value-type="float" office:value="195.65848678317" calcext:value-type="float">
            <text:p>196</text:p>
          </table:table-cell>
          <table:table-cell table:formula="of:=ABS(([.G59]-[.G58])/([.D59]-[.D58]))" office:value-type="float" office:value="4.06356813041376" calcext:value-type="float">
            <text:p>4.0635681304</text:p>
          </table:table-cell>
          <table:table-cell/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table:style-name="ce5" table:formula="of:=[.$D60]+273.15" office:value-type="float" office:value="369.15" calcext:value-type="float">
            <text:p>369.15</text:p>
          </table:table-cell>
          <table:table-cell table:style-name="ce7" table:formula="of:=[.$B$3]*EXP([.$B$2]*((1/[.$E60]) - (1/298.15)))" office:value-type="float" office:value="1123.41517353536" calcext:value-type="float">
            <text:p>1123.42</text:p>
          </table:table-cell>
          <table:table-cell table:style-name="ce10" table:formula="of:=1024*[.$F60]/([.$B$4]+[.$F60])" office:value-type="float" office:value="187.865285155251" calcext:value-type="float">
            <text:p>188</text:p>
          </table:table-cell>
          <table:table-cell table:formula="of:=ABS(([.G60]-[.G59])/([.D60]-[.D59]))" office:value-type="float" office:value="3.89660081395974" calcext:value-type="float">
            <text:p>3.896600814</text:p>
          </table:table-cell>
          <table:table-cell/>
        </table:table-row>
        <table:table-row table:style-name="ro2">
          <table:table-cell table:number-columns-repeated="3"/>
          <table:table-cell office:value-type="float" office:value="98" calcext:value-type="float">
            <text:p>98</text:p>
          </table:table-cell>
          <table:table-cell table:style-name="ce5" table:formula="of:=[.$D61]+273.15" office:value-type="float" office:value="371.15" calcext:value-type="float">
            <text:p>371.15</text:p>
          </table:table-cell>
          <table:table-cell table:style-name="ce7" table:formula="of:=[.$B$3]*EXP([.$B$2]*((1/[.$E61]) - (1/298.15)))" office:value-type="float" office:value="1069.19119957801" calcext:value-type="float">
            <text:p>1069.19</text:p>
          </table:table-cell>
          <table:table-cell table:style-name="ce10" table:formula="of:=1024*[.$F61]/([.$B$4]+[.$F61])" office:value-type="float" office:value="180.395006907017" calcext:value-type="float">
            <text:p>180</text:p>
          </table:table-cell>
          <table:table-cell table:formula="of:=ABS(([.G61]-[.G60])/([.D61]-[.D60]))" office:value-type="float" office:value="3.73513912411678" calcext:value-type="float">
            <text:p>3.735139124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table:formula="of:=[.$D62]+273.15" office:value-type="float" office:value="373.15" calcext:value-type="float">
            <text:p>373.15</text:p>
          </table:table-cell>
          <table:table-cell table:style-name="ce7" table:formula="of:=[.$B$3]*EXP([.$B$2]*((1/[.$E62]) - (1/298.15)))" office:value-type="float" office:value="1018.12423199648" calcext:value-type="float">
            <text:p>1018.12</text:p>
          </table:table-cell>
          <table:table-cell table:style-name="ce10" table:formula="of:=1024*[.$F62]/([.$B$4]+[.$F62])" office:value-type="float" office:value="173.236572289657" calcext:value-type="float">
            <text:p>173</text:p>
          </table:table-cell>
          <table:table-cell table:formula="of:=ABS(([.G62]-[.G61])/([.D62]-[.D61]))" office:value-type="float" office:value="3.57921730867996" calcext:value-type="float">
            <text:p>3.579217308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2" calcext:value-type="float">
            <text:p>102</text:p>
          </table:table-cell>
          <table:table-cell table:style-name="ce5" table:formula="of:=[.$D63]+273.15" office:value-type="float" office:value="375.15" calcext:value-type="float">
            <text:p>375.15</text:p>
          </table:table-cell>
          <table:table-cell table:style-name="ce7" table:formula="of:=[.$B$3]*EXP([.$B$2]*((1/[.$E63]) - (1/298.15)))" office:value-type="float" office:value="970.002375282272" calcext:value-type="float">
            <text:p>970.00</text:p>
          </table:table-cell>
          <table:table-cell table:style-name="ce10" table:formula="of:=1024*[.$F63]/([.$B$4]+[.$F63])" office:value-type="float" office:value="166.37890068546" calcext:value-type="float">
            <text:p>166</text:p>
          </table:table-cell>
          <table:table-cell table:formula="of:=ABS(([.G63]-[.G62])/([.D63]-[.D62]))" office:value-type="float" office:value="3.42883580209879" calcext:value-type="float">
            <text:p>3.428835802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4" calcext:value-type="float">
            <text:p>104</text:p>
          </table:table-cell>
          <table:table-cell table:style-name="ce5" table:formula="of:=[.$D64]+273.15" office:value-type="float" office:value="377.15" calcext:value-type="float">
            <text:p>377.15</text:p>
          </table:table-cell>
          <table:table-cell table:style-name="ce7" table:formula="of:=[.$B$3]*EXP([.$B$2]*((1/[.$E64]) - (1/298.15)))" office:value-type="float" office:value="924.629704075792" calcext:value-type="float">
            <text:p>924.63</text:p>
          </table:table-cell>
          <table:table-cell table:style-name="ce10" table:formula="of:=1024*[.$F64]/([.$B$4]+[.$F64])" office:value-type="float" office:value="159.810969506205" calcext:value-type="float">
            <text:p>160</text:p>
          </table:table-cell>
          <table:table-cell table:formula="of:=ABS(([.G64]-[.G63])/([.D64]-[.D63]))" office:value-type="float" office:value="3.28396558962741" calcext:value-type="float">
            <text:p>3.283965589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6" calcext:value-type="float">
            <text:p>106</text:p>
          </table:table-cell>
          <table:table-cell table:style-name="ce5" table:formula="of:=[.$D65]+273.15" office:value-type="float" office:value="379.15" calcext:value-type="float">
            <text:p>379.15</text:p>
          </table:table-cell>
          <table:table-cell table:style-name="ce7" table:formula="of:=[.$B$3]*EXP([.$B$2]*((1/[.$E65]) - (1/298.15)))" office:value-type="float" office:value="881.824935274954" calcext:value-type="float">
            <text:p>881.82</text:p>
          </table:table-cell>
          <table:table-cell table:style-name="ce10" table:formula="of:=1024*[.$F65]/([.$B$4]+[.$F65])" office:value-type="float" office:value="153.521865009289" calcext:value-type="float">
            <text:p>154</text:p>
          </table:table-cell>
          <table:table-cell table:formula="of:=ABS(([.G65]-[.G64])/([.D65]-[.D64]))" office:value-type="float" office:value="3.14455224845773" calcext:value-type="float">
            <text:p>3.144552248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8" calcext:value-type="float">
            <text:p>108</text:p>
          </table:table-cell>
          <table:table-cell table:style-name="ce5" table:formula="of:=[.$D66]+273.15" office:value-type="float" office:value="381.15" calcext:value-type="float">
            <text:p>381.15</text:p>
          </table:table-cell>
          <table:table-cell table:style-name="ce7" table:formula="of:=[.$B$3]*EXP([.$B$2]*((1/[.$E66]) - (1/298.15)))" office:value-type="float" office:value="841.420220400584" calcext:value-type="float">
            <text:p>841.42</text:p>
          </table:table-cell>
          <table:table-cell table:style-name="ce10" table:formula="of:=1024*[.$F66]/([.$B$4]+[.$F66])" office:value-type="float" office:value="147.500825686379" calcext:value-type="float">
            <text:p>148</text:p>
          </table:table-cell>
          <table:table-cell table:formula="of:=ABS(([.G66]-[.G65])/([.D66]-[.D65]))" office:value-type="float" office:value="3.01051966145498" calcext:value-type="float">
            <text:p>3.010519661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0" calcext:value-type="float">
            <text:p>110</text:p>
          </table:table-cell>
          <table:table-cell table:style-name="ce5" table:formula="of:=[.$D67]+273.15" office:value-type="float" office:value="383.15" calcext:value-type="float">
            <text:p>383.15</text:p>
          </table:table-cell>
          <table:table-cell table:style-name="ce7" table:formula="of:=[.$B$3]*EXP([.$B$2]*((1/[.$E67]) - (1/298.15)))" office:value-type="float" office:value="803.260046472468" calcext:value-type="float">
            <text:p>803.26</text:p>
          </table:table-cell>
          <table:table-cell table:style-name="ce10" table:formula="of:=1024*[.$F67]/([.$B$4]+[.$F67])" office:value-type="float" office:value="141.737278874447" calcext:value-type="float">
            <text:p>142</text:p>
          </table:table-cell>
          <table:table-cell table:formula="of:=ABS(([.G67]-[.G66])/([.D67]-[.D66]))" office:value-type="float" office:value="2.88177340596592" calcext:value-type="float">
            <text:p>2.88177340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2" calcext:value-type="float">
            <text:p>112</text:p>
          </table:table-cell>
          <table:table-cell table:style-name="ce5" table:formula="of:=[.$D68]+273.15" office:value-type="float" office:value="385.15" calcext:value-type="float">
            <text:p>385.15</text:p>
          </table:table-cell>
          <table:table-cell table:style-name="ce7" table:formula="of:=[.$B$3]*EXP([.$B$2]*((1/[.$E68]) - (1/298.15)))" office:value-type="float" office:value="767.200234877826" calcext:value-type="float">
            <text:p>767.20</text:p>
          </table:table-cell>
          <table:table-cell table:style-name="ce10" table:formula="of:=1024*[.$F68]/([.$B$4]+[.$F68])" office:value-type="float" office:value="136.220871223407" calcext:value-type="float">
            <text:p>136</text:p>
          </table:table-cell>
          <table:table-cell table:formula="of:=ABS(([.G68]-[.G67])/([.D68]-[.D67]))" office:value-type="float" office:value="2.75820382552033" calcext:value-type="float">
            <text:p>2.758203825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4" calcext:value-type="float">
            <text:p>114</text:p>
          </table:table-cell>
          <table:table-cell table:style-name="ce5" table:formula="of:=[.$D69]+273.15" office:value-type="float" office:value="387.15" calcext:value-type="float">
            <text:p>387.15</text:p>
          </table:table-cell>
          <table:table-cell table:style-name="ce7" table:formula="of:=[.$B$3]*EXP([.$B$2]*((1/[.$E69]) - (1/298.15)))" office:value-type="float" office:value="733.107028805312" calcext:value-type="float">
            <text:p>733.11</text:p>
          </table:table-cell>
          <table:table-cell table:style-name="ce10" table:formula="of:=1024*[.$F69]/([.$B$4]+[.$F69])" office:value-type="float" office:value="130.941493630736" calcext:value-type="float">
            <text:p>131</text:p>
          </table:table-cell>
          <table:table-cell table:formula="of:=ABS(([.G69]-[.G68])/([.D69]-[.D68]))" office:value-type="float" office:value="2.63968879633533" calcext:value-type="float">
            <text:p>2.639688796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6" calcext:value-type="float">
            <text:p>116</text:p>
          </table:table-cell>
          <table:table-cell table:style-name="ce5" table:formula="of:=[.$D70]+273.15" office:value-type="float" office:value="389.15" calcext:value-type="float">
            <text:p>389.15</text:p>
          </table:table-cell>
          <table:table-cell table:style-name="ce7" table:formula="of:=[.$B$3]*EXP([.$B$2]*((1/[.$E70]) - (1/298.15)))" office:value-type="float" office:value="700.856260788545" calcext:value-type="float">
            <text:p>700.86</text:p>
          </table:table-cell>
          <table:table-cell table:style-name="ce10" table:formula="of:=1024*[.$F70]/([.$B$4]+[.$F70])" office:value-type="float" office:value="125.889301223708" calcext:value-type="float">
            <text:p>126</text:p>
          </table:table-cell>
          <table:table-cell table:formula="of:=ABS(([.G70]-[.G69])/([.D70]-[.D69]))" office:value-type="float" office:value="2.52609620351414" calcext:value-type="float">
            <text:p>2.526096203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8" calcext:value-type="float">
            <text:p>118</text:p>
          </table:table-cell>
          <table:table-cell table:style-name="ce5" table:formula="of:=[.$D71]+273.15" office:value-type="float" office:value="391.15" calcext:value-type="float">
            <text:p>391.15</text:p>
          </table:table-cell>
          <table:table-cell table:style-name="ce7" table:formula="of:=[.$B$3]*EXP([.$B$2]*((1/[.$E71]) - (1/298.15)))" office:value-type="float" office:value="670.332592767738" calcext:value-type="float">
            <text:p>670.33</text:p>
          </table:table-cell>
          <table:table-cell table:style-name="ce10" table:formula="of:=1024*[.$F71]/([.$B$4]+[.$F71])" office:value-type="float" office:value="121.054728935947" calcext:value-type="float">
            <text:p>121</text:p>
          </table:table-cell>
          <table:table-cell table:formula="of:=ABS(([.G71]-[.G70])/([.D71]-[.D70]))" office:value-type="float" office:value="2.41728614388047" calcext:value-type="float">
            <text:p>2.417286143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table:formula="of:=[.$D72]+273.15" office:value-type="float" office:value="393.15" calcext:value-type="float">
            <text:p>393.15</text:p>
          </table:table-cell>
          <table:table-cell table:style-name="ce7" table:formula="of:=[.$B$3]*EXP([.$B$2]*((1/[.$E72]) - (1/298.15)))" office:value-type="float" office:value="641.428821848413" calcext:value-type="float">
            <text:p>641.43</text:p>
          </table:table-cell>
          <table:table-cell table:style-name="ce10" table:formula="of:=1024*[.$F72]/([.$B$4]+[.$F72])" office:value-type="float" office:value="116.428503188589" calcext:value-type="float">
            <text:p>116</text:p>
          </table:table-cell>
          <table:table-cell table:formula="of:=ABS(([.G72]-[.G71])/([.D72]-[.D71]))" office:value-type="float" office:value="2.31311287367905" calcext:value-type="float">
            <text:p>2.313112873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2" calcext:value-type="float">
            <text:p>122</text:p>
          </table:table-cell>
          <table:table-cell table:style-name="ce5" table:formula="of:=[.$D73]+273.15" office:value-type="float" office:value="395.15" calcext:value-type="float">
            <text:p>395.15</text:p>
          </table:table-cell>
          <table:table-cell table:style-name="ce7" table:formula="of:=[.$B$3]*EXP([.$B$2]*((1/[.$E73]) - (1/298.15)))" office:value-type="float" office:value="614.045245623532" calcext:value-type="float">
            <text:p>614.05</text:p>
          </table:table-cell>
          <table:table-cell table:style-name="ce10" table:formula="of:=1024*[.$F73]/([.$B$4]+[.$F73])" office:value-type="float" office:value="112.001650148557" calcext:value-type="float">
            <text:p>112</text:p>
          </table:table-cell>
          <table:table-cell table:formula="of:=ABS(([.G73]-[.G72])/([.D73]-[.D72]))" office:value-type="float" office:value="2.21342652001591" calcext:value-type="float">
            <text:p>2.21342652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4" calcext:value-type="float">
            <text:p>124</text:p>
          </table:table-cell>
          <table:table-cell table:style-name="ce5" table:formula="of:=[.$D74]+273.15" office:value-type="float" office:value="397.15" calcext:value-type="float">
            <text:p>397.15</text:p>
          </table:table-cell>
          <table:table-cell table:style-name="ce7" table:formula="of:=[.$B$3]*EXP([.$B$2]*((1/[.$E74]) - (1/298.15)))" office:value-type="float" office:value="588.089081538864" calcext:value-type="float">
            <text:p>588.09</text:p>
          </table:table-cell>
          <table:table-cell table:style-name="ce10" table:formula="of:=1024*[.$F74]/([.$B$4]+[.$F74])" office:value-type="float" office:value="107.765500998413" calcext:value-type="float">
            <text:p>108</text:p>
          </table:table-cell>
          <table:table-cell table:formula="of:=ABS(([.G74]-[.G73])/([.D74]-[.D73]))" office:value-type="float" office:value="2.11807457507206" calcext:value-type="float">
            <text:p>2.118074575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6" calcext:value-type="float">
            <text:p>126</text:p>
          </table:table-cell>
          <table:table-cell table:style-name="ce5" table:formula="of:=[.$D75]+273.15" office:value-type="float" office:value="399.15" calcext:value-type="float">
            <text:p>399.15</text:p>
          </table:table-cell>
          <table:table-cell table:style-name="ce7" table:formula="of:=[.$B$3]*EXP([.$B$2]*((1/[.$E75]) - (1/298.15)))" office:value-type="float" office:value="563.473935329682" calcext:value-type="float">
            <text:p>563.47</text:p>
          </table:table-cell>
          <table:table-cell table:style-name="ce10" table:formula="of:=1024*[.$F75]/([.$B$4]+[.$F75])" office:value-type="float" office:value="103.711694614671" calcext:value-type="float">
            <text:p>104</text:p>
          </table:table-cell>
          <table:table-cell table:formula="of:=ABS(([.G75]-[.G74])/([.D75]-[.D74]))" office:value-type="float" office:value="2.0269031918709" calcext:value-type="float">
            <text:p>2.026903191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table:style-name="ce5" table:formula="of:=[.$D76]+273.15" office:value-type="float" office:value="401.15" calcext:value-type="float">
            <text:p>401.15</text:p>
          </table:table-cell>
          <table:table-cell table:style-name="ce7" table:formula="of:=[.$B$3]*EXP([.$B$2]*((1/[.$E76]) - (1/298.15)))" office:value-type="float" office:value="540.119314047125" calcext:value-type="float">
            <text:p>540.12</text:p>
          </table:table-cell>
          <table:table-cell table:style-name="ce10" table:formula="of:=1024*[.$F76]/([.$B$4]+[.$F76])" office:value-type="float" office:value="99.8321780149935" calcext:value-type="float">
            <text:p>100</text:p>
          </table:table-cell>
          <table:table-cell table:formula="of:=ABS(([.G76]-[.G75])/([.D76]-[.D75]))" office:value-type="float" office:value="1.93975829983882" calcext:value-type="float">
            <text:p>1.939758299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0" calcext:value-type="float">
            <text:p>130</text:p>
          </table:table-cell>
          <table:table-cell table:style-name="ce5" table:formula="of:=[.$D77]+273.15" office:value-type="float" office:value="403.15" calcext:value-type="float">
            <text:p>403.15</text:p>
          </table:table-cell>
          <table:table-cell table:style-name="ce7" table:formula="of:=[.$B$3]*EXP([.$B$2]*((1/[.$E77]) - (1/298.15)))" office:value-type="float" office:value="517.950179631325" calcext:value-type="float">
            <text:p>517.95</text:p>
          </table:table-cell>
          <table:table-cell table:style-name="ce10" table:formula="of:=1024*[.$F77]/([.$B$4]+[.$F77])" office:value-type="float" office:value="96.1192048997285" calcext:value-type="float">
            <text:p>96</text:p>
          </table:table-cell>
          <table:table-cell table:formula="of:=ABS(([.G77]-[.G76])/([.D77]-[.D76]))" office:value-type="float" office:value="1.8564865576325" calcext:value-type="float">
            <text:p>1.856486557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2" calcext:value-type="float">
            <text:p>132</text:p>
          </table:table-cell>
          <table:table-cell table:style-name="ce5" table:formula="of:=[.$D78]+273.15" office:value-type="float" office:value="405.15" calcext:value-type="float">
            <text:p>405.15</text:p>
          </table:table-cell>
          <table:table-cell table:style-name="ce7" table:formula="of:=[.$B$3]*EXP([.$B$2]*((1/[.$E78]) - (1/298.15)))" office:value-type="float" office:value="496.896539381466" calcext:value-type="float">
            <text:p>496.90</text:p>
          </table:table-cell>
          <table:table-cell table:style-name="ce10" table:formula="of:=1024*[.$F78]/([.$B$4]+[.$F78])" office:value-type="float" office:value="92.5653325801682" calcext:value-type="float">
            <text:p>93</text:p>
          </table:table-cell>
          <table:table-cell table:formula="of:=ABS(([.G78]-[.G77])/([.D78]-[.D77]))" office:value-type="float" office:value="1.77693615978011" calcext:value-type="float">
            <text:p>1.776936159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4" calcext:value-type="float">
            <text:p>134</text:p>
          </table:table-cell>
          <table:table-cell table:style-name="ce5" table:formula="of:=[.$D79]+273.15" office:value-type="float" office:value="407.15" calcext:value-type="float">
            <text:p>407.15</text:p>
          </table:table-cell>
          <table:table-cell table:style-name="ce7" table:formula="of:=[.$B$3]*EXP([.$B$2]*((1/[.$E79]) - (1/298.15)))" office:value-type="float" office:value="476.893070025215" calcext:value-type="float">
            <text:p>476.89</text:p>
          </table:table-cell>
          <table:table-cell table:style-name="ce10" table:formula="of:=1024*[.$F79]/([.$B$4]+[.$F79])" office:value-type="float" office:value="89.1634175548313" calcext:value-type="float">
            <text:p>89</text:p>
          </table:table-cell>
          <table:table-cell table:formula="of:=ABS(([.G79]-[.G78])/([.D79]-[.D78]))" office:value-type="float" office:value="1.70095751266846" calcext:value-type="float">
            <text:p>1.700957512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6" calcext:value-type="float">
            <text:p>136</text:p>
          </table:table-cell>
          <table:table-cell table:style-name="ce5" table:formula="of:=[.$D80]+273.15" office:value-type="float" office:value="409.15" calcext:value-type="float">
            <text:p>409.15</text:p>
          </table:table-cell>
          <table:table-cell table:style-name="ce7" table:formula="of:=[.$B$3]*EXP([.$B$2]*((1/[.$E80]) - (1/298.15)))" office:value-type="float" office:value="457.878772406115" calcext:value-type="float">
            <text:p>457.88</text:p>
          </table:table-cell>
          <table:table-cell table:style-name="ce10" table:formula="of:=1024*[.$F80]/([.$B$4]+[.$F80])" office:value-type="float" office:value="85.906609966194" calcext:value-type="float">
            <text:p>86</text:p>
          </table:table-cell>
          <table:table-cell table:formula="of:=ABS(([.G80]-[.G79])/([.D80]-[.D79]))" office:value-type="float" office:value="1.62840379431866" calcext:value-type="float">
            <text:p>1.628403794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8" calcext:value-type="float">
            <text:p>138</text:p>
          </table:table-cell>
          <table:table-cell table:style-name="ce5" table:formula="of:=[.$D81]+273.15" office:value-type="float" office:value="411.15" calcext:value-type="float">
            <text:p>411.15</text:p>
          </table:table-cell>
          <table:table-cell table:style-name="ce7" table:formula="of:=[.$B$3]*EXP([.$B$2]*((1/[.$E81]) - (1/298.15)))" office:value-type="float" office:value="439.796654091287" calcext:value-type="float">
            <text:p>439.80</text:p>
          </table:table-cell>
          <table:table-cell table:style-name="ce10" table:formula="of:=1024*[.$F81]/([.$B$4]+[.$F81])" office:value-type="float" office:value="82.7883471435954" calcext:value-type="float">
            <text:p>83</text:p>
          </table:table-cell>
          <table:table-cell table:formula="of:=ABS(([.G81]-[.G80])/([.D81]-[.D80]))" office:value-type="float" office:value="1.55913141129932" calcext:value-type="float">
            <text:p>1.559131411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0" calcext:value-type="float">
            <text:p>140</text:p>
          </table:table-cell>
          <table:table-cell table:style-name="ce5" table:formula="of:=[.$D82]+273.15" office:value-type="float" office:value="413.15" calcext:value-type="float">
            <text:p>413.15</text:p>
          </table:table-cell>
          <table:table-cell table:style-name="ce7" table:formula="of:=[.$B$3]*EXP([.$B$2]*((1/[.$E82]) - (1/298.15)))" office:value-type="float" office:value="422.593437456858" calcext:value-type="float">
            <text:p>422.59</text:p>
          </table:table-cell>
          <table:table-cell table:style-name="ce10" table:formula="of:=1024*[.$F82]/([.$B$4]+[.$F82])" office:value-type="float" office:value="79.8023464135588" calcext:value-type="float">
            <text:p>80</text:p>
          </table:table-cell>
          <table:table-cell table:formula="of:=ABS(([.G82]-[.G81])/([.D82]-[.D81]))" office:value-type="float" office:value="1.49300036501829" calcext:value-type="float">
            <text:p>1.49300036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2" calcext:value-type="float">
            <text:p>142</text:p>
          </table:table-cell>
          <table:table-cell table:style-name="ce5" table:formula="of:=[.$D83]+273.15" office:value-type="float" office:value="415.15" calcext:value-type="float">
            <text:p>415.15</text:p>
          </table:table-cell>
          <table:table-cell table:style-name="ce7" table:formula="of:=[.$B$3]*EXP([.$B$2]*((1/[.$E83]) - (1/298.15)))" office:value-type="float" office:value="406.219291037794" calcext:value-type="float">
            <text:p>406.22</text:p>
          </table:table-cell>
          <table:table-cell table:style-name="ce10" table:formula="of:=1024*[.$F83]/([.$B$4]+[.$F83])" office:value-type="float" office:value="76.9425973364189" calcext:value-type="float">
            <text:p>77</text:p>
          </table:table-cell>
          <table:table-cell table:formula="of:=ABS(([.G83]-[.G82])/([.D83]-[.D82]))" office:value-type="float" office:value="1.42987453856993" calcext:value-type="float">
            <text:p>1.429874538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4" calcext:value-type="float">
            <text:p>144</text:p>
          </table:table-cell>
          <table:table-cell table:style-name="ce5" table:formula="of:=[.$D84]+273.15" office:value-type="float" office:value="417.15" calcext:value-type="float">
            <text:p>417.15</text:p>
          </table:table-cell>
          <table:table-cell table:style-name="ce7" table:formula="of:=[.$B$3]*EXP([.$B$2]*((1/[.$E84]) - (1/298.15)))" office:value-type="float" office:value="390.62758213524" calcext:value-type="float">
            <text:p>390.63</text:p>
          </table:table-cell>
          <table:table-cell table:style-name="ce10" table:formula="of:=1024*[.$F84]/([.$B$4]+[.$F84])" office:value-type="float" office:value="74.2033535078756" calcext:value-type="float">
            <text:p>74</text:p>
          </table:table-cell>
          <table:table-cell table:formula="of:=ABS(([.G84]-[.G83])/([.D84]-[.D83]))" office:value-type="float" office:value="1.36962191427167" calcext:value-type="float">
            <text:p>1.369621914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6" calcext:value-type="float">
            <text:p>146</text:p>
          </table:table-cell>
          <table:table-cell table:style-name="ce5" table:formula="of:=[.$D85]+273.15" office:value-type="float" office:value="419.15" calcext:value-type="float">
            <text:p>419.15</text:p>
          </table:table-cell>
          <table:table-cell table:style-name="ce7" table:formula="of:=[.$B$3]*EXP([.$B$2]*((1/[.$E85]) - (1/298.15)))" office:value-type="float" office:value="375.774648860298" calcext:value-type="float">
            <text:p>375.77</text:p>
          </table:table-cell>
          <table:table-cell table:style-name="ce10" table:formula="of:=1024*[.$F85]/([.$B$4]+[.$F85])" office:value-type="float" office:value="71.5791240457827" calcext:value-type="float">
            <text:p>72</text:p>
          </table:table-cell>
          <table:table-cell table:formula="of:=ABS(([.G85]-[.G84])/([.D85]-[.D84]))" office:value-type="float" office:value="1.31211473104644" calcext:value-type="float">
            <text:p>1.31211473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8" calcext:value-type="float">
            <text:p>148</text:p>
          </table:table-cell>
          <table:table-cell table:style-name="ce5" table:formula="of:=[.$D86]+273.15" office:value-type="float" office:value="421.15" calcext:value-type="float">
            <text:p>421.15</text:p>
          </table:table-cell>
          <table:table-cell table:style-name="ce7" table:formula="of:=[.$B$3]*EXP([.$B$2]*((1/[.$E86]) - (1/298.15)))" office:value-type="float" office:value="361.619589960675" calcext:value-type="float">
            <text:p>361.62</text:p>
          </table:table-cell>
          <table:table-cell table:style-name="ce10" table:formula="of:=1024*[.$F86]/([.$B$4]+[.$F86])" office:value-type="float" office:value="69.0646648660218" calcext:value-type="float">
            <text:p>69</text:p>
          </table:table-cell>
          <table:table-cell table:formula="of:=ABS(([.G86]-[.G85])/([.D86]-[.D85]))" office:value-type="float" office:value="1.25722958988045" calcext:value-type="float">
            <text:p>1.257229589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50" calcext:value-type="float">
            <text:p>150</text:p>
          </table:table-cell>
          <table:table-cell table:style-name="ce5" table:formula="of:=[.$D87]+273.15" office:value-type="float" office:value="423.15" calcext:value-type="float">
            <text:p>423.15</text:p>
          </table:table-cell>
          <table:table-cell table:style-name="ce7" table:formula="of:=[.$B$3]*EXP([.$B$2]*((1/[.$E87]) - (1/298.15)))" office:value-type="float" office:value="348.124070927711" calcext:value-type="float">
            <text:p>348.12</text:p>
          </table:table-cell>
          <table:table-cell table:style-name="ce10" table:formula="of:=1024*[.$F87]/([.$B$4]+[.$F87])" office:value-type="float" office:value="66.6549698365804" calcext:value-type="float">
            <text:p>67</text:p>
          </table:table-cell>
          <table:table-cell table:formula="of:=ABS(([.G87]-[.G86])/([.D87]-[.D86]))" office:value-type="float" office:value="1.20484751472071" calcext:value-type="float">
            <text:p>1.2048475147</text:p>
          </table:table-cell>
          <table:table-cell/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12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00/00/00</text:date>, <text:time style:data-style-name="N2" text:time-value="23:29:38.55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ji Yokokawa</meta:initial-creator>
    <meta:creation-date>2014-06-18T18:50:36</meta:creation-date>
    <dc:date>2016-09-07T23:36:28.074000000</dc:date>
    <meta:editing-duration>PT1H45M36S</meta:editing-duration>
    <meta:editing-cycles>18</meta:editing-cycles>
    <meta:generator>LibreOffice/5.1.4.2$Windows_X86_64 LibreOffice_project/f99d75f39f1c57ebdd7ffc5f42867c12031db97a</meta:generator>
    <meta:document-statistic meta:table-count="3" meta:cell-count="4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maximum="15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69cm" svg:height="7.431cm" xlink:href=".." xlink:type="simple" chart:class="chart:scatter" chart:style-name="ch1">
        <chart:plot-area chart:style-name="ch2" table:cell-range-address="Sheet1.D3:Sheet1.D87 Sheet1.H3:Sheet1.H87" chart:data-source-has-labels="column" svg:x="1.408cm" svg:y="0.148cm" svg:width="11.008cm" svg:height="6.154cm">
          <chartooo:coordinate-region svg:x="2.029cm" svg:y="0.347cm" svg:width="10.387cm" svg:height="5.308cm"/>
          <chart:axis chart:dimension="x" chart:name="primary-x" chart:style-name="ch3" chartooo:axis-type="auto">
            <chart:title svg:x="5.413cm" svg:y="6.45cm" chart:style-name="ch4">
              <text:p>Temperature(degC)</text:p>
            </chart:title>
            <chart:categories table:cell-range-address="Sheet1.D3:Sheet1.D87"/>
            <chart:grid chart:style-name="ch5" chart:class="major"/>
          </chart:axis>
          <chart:axis chart:dimension="y" chart:name="primary-y" chart:style-name="ch6">
            <chart:title svg:x="0.451cm" svg:y="4.809cm" chart:style-name="ch7">
              <text:p>Sensivity(dn/DT)</text:p>
            </chart:title>
            <chart:grid chart:style-name="ch5" chart:class="major"/>
          </chart:axis>
          <chart:series chart:style-name="ch8" chart:values-cell-range-address="Sheet1.H3:Sheet1.H87" chart:class="chart:scatter">
            <chart:domain table:cell-range-address="Sheet1.D3:Sheet1.D87"/>
            <chart:data-point chart:repeated="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float" office:value="-18">
                <text:p>-18</text:p>
                <draw:g>
                  <svg:desc>Sheet1.D3:Sheet1.D87</svg:desc>
                </draw:g>
              </table:table-cell>
              <table:table-cell office:value-type="float" office:value="3.28026163011691">
                <text:p>3.28026163011691</text:p>
                <draw:g>
                  <svg:desc>Sheet1.H3:Sheet1.H87</svg:desc>
                </draw:g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3.5326986532026">
                <text:p>3.5326986532026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3.79436382779841">
                <text:p>3.79436382779841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4.06436643272747">
                <text:p>4.0643664327274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.34165264267853">
                <text:p>4.34165264267853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4.6250055309439">
                <text:p>4.625005530943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4.91304850772059">
                <text:p>4.9130485077205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5.20425252342602">
                <text:p>5.2042525234260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5.49694727380131">
                <text:p>5.49694727380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8933652605622">
                <text:p>5.789336526056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07951754569621">
                <text:p>6.079517545696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36550444667768">
                <text:p>6.365504446677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64525511984994">
                <text:p>6.645255119849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1670122475011">
                <text:p>6.916701224750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7778056734096">
                <text:p>7.177780567340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42647104172772">
                <text:p>7.426471041727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66082519746135">
                <text:p>7.660825197461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879004414983">
                <text:p>7.8790044149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07931163754108">
                <text:p>8.079311637541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6022162314638">
                <text:p>8.260221623146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.42040774631931">
                <text:p>8.42040774631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55876449444025">
                <text:p>8.558764494440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.67442496181428">
                <text:p>8.674424961814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76677283719124">
                <text:p>8.766772837191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83544859644923">
                <text:p>8.8354485964492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88034983823525">
                <text:p>8.880349838235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.90162592369217">
                <text:p>8.901625923692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.89966728894467">
                <text:p>8.899667288944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.87508997993422">
                <text:p>8.875089979934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82871610469755">
                <text:p>8.828716104697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.76155100259257">
                <text:p>8.7615510025925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.67475799069791">
                <text:p>8.6747579906979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.56963156510915">
                <text:p>8.569631565109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.4475699124057">
                <text:p>8.44756991240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31004752944614">
                <text:p>8.310047529446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.15858866488335">
                <text:p>8.1585886648833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.99474219100267">
                <text:p>7.994742191002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.82005839759381">
                <text:p>7.8200583975938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63606807800056">
                <text:p>7.636068078000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44426415780112">
                <text:p>7.4442641578011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.24608600422698">
                <text:p>7.246086004226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0429064534415">
                <text:p>7.042906453441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.83602150599725">
                <text:p>6.836021505997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.62664256959391">
                <text:p>6.626642569593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41589107311214">
                <text:p>6.4158910731121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.20479523623121">
                <text:p>6.204795236231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.99428875358436">
                <text:p>5.994288753584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.78521113967167">
                <text:p>5.7852111396716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.57830947872296">
                <text:p>5.578309478722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37424133032695">
                <text:p>5.374241330326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.17357855492929">
                <text:p>5.1735785549292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.97681184138393">
                <text:p>4.9768118413839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.78435573998173">
                <text:p>4.784355739981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.59655402725642">
                <text:p>4.596554027256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41368525238623">
                <text:p>4.413685252386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.23596833802795">
                <text:p>4.2359683380279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.06356813041376">
                <text:p>4.0635681304137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89660081395974">
                <text:p>3.8966008139597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73513912411678">
                <text:p>3.735139124116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57921730867996">
                <text:p>3.5792173086799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42883580209879">
                <text:p>3.4288358020987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.28396558962741">
                <text:p>3.2839655896274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14455224845773">
                <text:p>3.1445522484577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.01051966145498">
                <text:p>3.010519661454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88177340596592">
                <text:p>2.8817734059659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.75820382552033">
                <text:p>2.7582038255203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.63968879633533">
                <text:p>2.6396887963353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.52609620351414">
                <text:p>2.5260962035141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.41728614388047">
                <text:p>2.417286143880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31311287367905">
                <text:p>2.3131128736790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.21342652001591">
                <text:p>2.2134265200159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.11807457507206">
                <text:p>2.1180745750720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.0269031918709">
                <text:p>2.02690319187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93975829983882">
                <text:p>1.939758299838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8564865576325">
                <text:p>1.856486557632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.77693615978011">
                <text:p>1.776936159780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.70095751266846">
                <text:p>1.700957512668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62840379431866">
                <text:p>1.6284037943186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55913141129932">
                <text:p>1.559131411299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49300036501829">
                <text:p>1.4930003650182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42987453856993">
                <text:p>1.4298745385699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.36962191427167">
                <text:p>1.3696219142716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31211473104644">
                <text:p>1.3121147310464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25722958988045">
                <text:p>1.257229589880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20484751472071">
                <text:p>1.20484751472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maximum="15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1024" chart:origin="0" chart:interval-major="128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69cm" svg:height="7.431cm" xlink:href=".." xlink:type="simple" chart:class="chart:scatter" chart:column-mapping="0" chart:style-name="ch1">
        <chart:plot-area chart:style-name="ch2" table:cell-range-address="Sheet1.D2:Sheet1.D87 Sheet1.G2:Sheet1.G87" chart:data-source-has-labels="column" svg:x="1.408cm" svg:y="0.148cm" svg:width="11.008cm" svg:height="6.154cm">
          <chartooo:coordinate-region svg:x="2.4cm" svg:y="0.347cm" svg:width="10.016cm" svg:height="5.308cm"/>
          <chart:axis chart:dimension="x" chart:name="primary-x" chart:style-name="ch3" chartooo:axis-type="auto">
            <chart:title svg:x="5.413cm" svg:y="6.45cm" chart:style-name="ch4">
              <text:p>Temperature(degC)</text:p>
            </chart:title>
            <chart:categories table:cell-range-address="Sheet1.D2:Sheet1.D87"/>
            <chart:grid chart:style-name="ch5" chart:class="major"/>
          </chart:axis>
          <chart:axis chart:dimension="y" chart:name="primary-y" chart:style-name="ch6">
            <chart:title svg:x="0.451cm" svg:y="4.426cm" chart:style-name="ch7">
              <text:p>Output value</text:p>
            </chart:title>
            <chart:grid chart:style-name="ch5" chart:class="major"/>
          </chart:axis>
          <chart:series chart:style-name="ch8" chart:values-cell-range-address="Sheet1.G2:Sheet1.G87" chart:class="chart:scatter">
            <chart:domain table:cell-range-address="Sheet1.D2:Sheet1.D87"/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Sheet1.D2:Sheet1.D87</svg:desc>
                </draw:g>
              </table:table-cell>
              <table:table-cell office:value-type="float" office:value="-20">
                <text:p>-20</text:p>
                <draw:g>
                  <svg:desc>Sheet1.D2:Sheet1.D87</svg:desc>
                </draw:g>
              </table:table-cell>
              <table:table-cell office:value-type="float" office:value="960.338464899542">
                <text:p>960.338464899542</text:p>
                <draw:g>
                  <svg:desc>Sheet1.G2:Sheet1.G87</svg:desc>
                </draw:g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  <table:table-cell office:value-type="float" office:value="953.777941639308">
                <text:p>953.777941639308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946.712544332903">
                <text:p>946.712544332903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  <table:table-cell office:value-type="float" office:value="939.123816677306">
                <text:p>939.12381667730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930.995083811851">
                <text:p>930.99508381185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922.311778526494">
                <text:p>922.31177852649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913.061767464606">
                <text:p>913.06176746460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903.235670449165">
                <text:p>903.235670449165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892.827165402313">
                <text:p>892.82716540231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881.83327085471">
                <text:p>881.833270854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0.254597802598">
                <text:p>870.2545978025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8.095562711205">
                <text:p>858.0955627112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45.36455381785">
                <text:p>845.364553817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32.07404357815">
                <text:p>832.074043578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18.24064112865">
                <text:p>818.240641128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3.885079993968">
                <text:p>803.8850799939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9.032137910512">
                <text:p>789.0321379105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73.71048751559">
                <text:p>773.710487515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7.952478685624">
                <text:p>757.9524786856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41.793855410542">
                <text:p>741.7938554105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25.273412164249">
                <text:p>725.27341216424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08.43259667161">
                <text:p>708.432596671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1.31506768273">
                <text:p>691.315067682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73.966217759101">
                <text:p>673.9662177591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56.432672084719">
                <text:p>656.4326720847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38.76177489182">
                <text:p>638.761774891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21.00107521535">
                <text:p>621.0010752153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03.197823367965">
                <text:p>603.1978233679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85.398488790076">
                <text:p>585.39848879007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67.648308830208">
                <text:p>567.6483088302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49.990876620813">
                <text:p>549.99087662081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32.467774615627">
                <text:p>532.4677746156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15.118258634232">
                <text:p>515.11825863423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97.978995504013">
                <text:p>497.97899550401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1.083855679202">
                <text:p>481.0838556792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4.46376062031">
                <text:p>464.4637606203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48.146583290543">
                <text:p>448.1465832905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32.157098908538">
                <text:p>432.1570989085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16.51698211335">
                <text:p>416.5169821133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01.244845957349">
                <text:p>401.2448459573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86.356317641747">
                <text:p>386.35631764174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71.864145633293">
                <text:p>371.8641456332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57.77833272641">
                <text:p>357.7783327264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44.106289714415">
                <text:p>344.10628971441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30.853004575227">
                <text:p>330.8530045752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18.021222429003">
                <text:p>318.0212224290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05.611631956541">
                <text:p>305.6116319565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93.623054449372">
                <text:p>293.62305444937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82.052632170029">
                <text:p>282.0526321700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0.896013212583">
                <text:p>270.8960132125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0.147530551929">
                <text:p>260.14753055192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49.80037344207">
                <text:p>249.800373442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39.846749759302">
                <text:p>239.8467497593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30.278038279339">
                <text:p>230.2780382793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21.084930224826">
                <text:p>221.0849302248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2.257559720053">
                <text:p>212.25755972005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3.785623043998">
                <text:p>203.78562304399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65848678317">
                <text:p>195.6584867831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7.865285155251">
                <text:p>187.8652851552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0.395006907017">
                <text:p>180.3950069070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3.236572289657">
                <text:p>173.2365722896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66.37890068546">
                <text:p>166.3789006854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59.810969506205">
                <text:p>159.8109695062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53.521865009289">
                <text:p>153.52186500928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7.500825686379">
                <text:p>147.5008256863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1.737278874447">
                <text:p>141.7372788744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6.220871223407">
                <text:p>136.22087122340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0.941493630736">
                <text:p>130.9414936307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5.889301223708">
                <text:p>125.88930122370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1.054728935947">
                <text:p>121.0547289359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6.428503188589">
                <text:p>116.42850318858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.001650148557">
                <text:p>112.00165014855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7.765500998413">
                <text:p>107.76550099841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3.711694614671">
                <text:p>103.71169461467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9.8321780149935">
                <text:p>99.83217801499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6.1192048997285">
                <text:p>96.11920489972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2.5653325801682">
                <text:p>92.565332580168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9.1634175548313">
                <text:p>89.163417554831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5.906609966194">
                <text:p>85.9066099661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2.7883471435954">
                <text:p>82.78834714359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9.8023464135588">
                <text:p>79.802346413558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6.9425973364189">
                <text:p>76.942597336418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4.2033535078756">
                <text:p>74.203353507875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5791240457827">
                <text:p>71.579124045782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9.0646648660218">
                <text:p>69.06466486602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6.6549698365804">
                <text:p>66.6549698365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